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fc02" officeooo:paragraph-rsid="0020fc02"/>
    </style:style>
    <style:style style:name="P2" style:family="paragraph" style:parent-style-name="Standard">
      <style:text-properties officeooo:paragraph-rsid="0020fc02"/>
    </style:style>
    <style:style style:name="P3" style:family="paragraph" style:parent-style-name="Standard">
      <style:text-properties officeooo:rsid="00250c66" officeooo:paragraph-rsid="00250c66"/>
    </style:style>
    <style:style style:name="P4" style:family="paragraph" style:parent-style-name="Standard">
      <style:text-properties officeooo:rsid="0026d75b" officeooo:paragraph-rsid="0026d75b"/>
    </style:style>
    <style:style style:name="P5" style:family="paragraph" style:parent-style-name="Standard">
      <style:text-properties officeooo:rsid="00276dd4" officeooo:paragraph-rsid="00276dd4"/>
    </style:style>
    <style:style style:name="P6" style:family="paragraph" style:parent-style-name="Standard">
      <style:text-properties officeooo:paragraph-rsid="0027dbde"/>
    </style:style>
    <style:style style:name="P7" style:family="paragraph" style:parent-style-name="Standard">
      <style:text-properties officeooo:rsid="00398c1a" officeooo:paragraph-rsid="00398c1a"/>
    </style:style>
    <style:style style:name="P8" style:family="paragraph" style:parent-style-name="Standard">
      <style:text-properties officeooo:paragraph-rsid="00405abd"/>
    </style:style>
    <style:style style:name="P9" style:family="paragraph" style:parent-style-name="Standard">
      <style:text-properties officeooo:rsid="004fea31" officeooo:paragraph-rsid="004fea31"/>
    </style:style>
    <style:style style:name="P10" style:family="paragraph" style:parent-style-name="Standard">
      <style:text-properties officeooo:paragraph-rsid="005244ca"/>
    </style:style>
    <style:style style:name="P11" style:family="paragraph" style:parent-style-name="Standard">
      <style:text-properties officeooo:paragraph-rsid="004fea31"/>
    </style:style>
    <style:style style:name="P12" style:family="paragraph" style:parent-style-name="Standard">
      <style:paragraph-properties fo:margin-left="0.4925in" fo:margin-right="0in" fo:text-indent="0in" style:auto-text-indent="false"/>
      <style:text-properties officeooo:rsid="00398c1a" officeooo:paragraph-rsid="00398c1a"/>
    </style:style>
    <style:style style:name="P13" style:family="paragraph" style:parent-style-name="Standard">
      <style:paragraph-properties fo:margin-left="0.9846in" fo:margin-right="0in" fo:text-indent="0in" style:auto-text-indent="false"/>
      <style:text-properties officeooo:rsid="00398c1a" officeooo:paragraph-rsid="00398c1a"/>
    </style:style>
    <style:style style:name="P14" style:family="paragraph" style:parent-style-name="Standard">
      <style:paragraph-properties fo:margin-left="1.4772in" fo:margin-right="0in" fo:text-indent="0in" style:auto-text-indent="false"/>
      <style:text-properties officeooo:rsid="00398c1a" officeooo:paragraph-rsid="00398c1a"/>
    </style:style>
    <style:style style:name="P15" style:family="paragraph" style:parent-style-name="Standard">
      <style:paragraph-properties fo:margin-left="1.9693in" fo:margin-right="0in" fo:text-indent="0in" style:auto-text-indent="false"/>
      <style:text-properties officeooo:rsid="00398c1a" officeooo:paragraph-rsid="00398c1a"/>
    </style:style>
    <style:style style:name="P16" style:family="paragraph" style:parent-style-name="Standard">
      <style:paragraph-properties fo:margin-left="1.9693in" fo:margin-right="0in" fo:text-indent="0in" style:auto-text-indent="false"/>
      <style:text-properties officeooo:rsid="003b7901" officeooo:paragraph-rsid="003b7901"/>
    </style:style>
    <style:style style:name="P17" style:family="paragraph" style:parent-style-name="Standard">
      <style:paragraph-properties fo:margin-left="2.4618in" fo:margin-right="0in" fo:text-indent="0in" style:auto-text-indent="false"/>
      <style:text-properties officeooo:rsid="00398c1a" officeooo:paragraph-rsid="00398c1a"/>
    </style:style>
    <style:style style:name="P18" style:family="paragraph" style:parent-style-name="Standard">
      <style:paragraph-properties fo:margin-left="2.4618in" fo:margin-right="0in" fo:text-indent="0in" style:auto-text-indent="false"/>
      <style:text-properties officeooo:rsid="003b7901" officeooo:paragraph-rsid="003b7901"/>
    </style:style>
    <style:style style:name="P19" style:family="paragraph" style:parent-style-name="Standard">
      <style:paragraph-properties fo:margin-left="0in" fo:margin-right="0in" fo:text-indent="0in" style:auto-text-indent="false"/>
      <style:text-properties officeooo:rsid="003d1e7c" officeooo:paragraph-rsid="003d1e7c"/>
    </style:style>
    <style:style style:name="P20" style:family="paragraph" style:parent-style-name="Standard">
      <style:paragraph-properties fo:margin-left="0in" fo:margin-right="0in" fo:text-indent="0in" style:auto-text-indent="false"/>
      <style:text-properties officeooo:rsid="003ef39b" officeooo:paragraph-rsid="003ef39b"/>
    </style:style>
    <style:style style:name="P21" style:family="paragraph" style:parent-style-name="Standard">
      <style:paragraph-properties fo:margin-left="0in" fo:margin-right="0in" fo:text-indent="0in" style:auto-text-indent="false"/>
      <style:text-properties officeooo:rsid="00440c53" officeooo:paragraph-rsid="00460845"/>
    </style:style>
    <style:style style:name="P22" style:family="paragraph" style:parent-style-name="Standard">
      <style:paragraph-properties fo:margin-left="0in" fo:margin-right="0in" fo:text-indent="0in" style:auto-text-indent="false"/>
      <style:text-properties officeooo:rsid="0047bc8e" officeooo:paragraph-rsid="0047bc8e"/>
    </style:style>
    <style:style style:name="P23" style:family="paragraph" style:parent-style-name="Standard">
      <style:paragraph-properties fo:margin-left="0in" fo:margin-right="0in" fo:text-indent="0in" style:auto-text-indent="false"/>
      <style:text-properties officeooo:paragraph-rsid="0047bc8e"/>
    </style:style>
    <style:style style:name="P24" style:family="paragraph" style:parent-style-name="Standard">
      <style:paragraph-properties fo:margin-left="0in" fo:margin-right="0in" fo:text-indent="0in" style:auto-text-indent="false"/>
      <style:text-properties officeooo:rsid="004b3936" officeooo:paragraph-rsid="004b3936"/>
    </style:style>
    <style:style style:name="P25" style:family="paragraph" style:parent-style-name="Standard">
      <style:paragraph-properties fo:margin-left="0in" fo:margin-right="0in" fo:text-align="start" style:justify-single-word="false" fo:text-indent="0in" style:auto-text-indent="false"/>
    </style:style>
    <style:style style:name="P2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7" style:family="paragraph" style:parent-style-name="Standard">
      <style:paragraph-properties fo:margin-left="0in" fo:margin-right="0in" fo:text-indent="0in" style:auto-text-indent="false"/>
      <style:text-properties fo:color="#646464" style:font-name="Monospace" fo:font-size="10pt" officeooo:rsid="00440c53" officeooo:paragraph-rsid="00460845" style:font-size-asian="10pt"/>
    </style:style>
    <style:style style:name="P2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9" style:family="paragraph" style:parent-style-name="Standard">
      <style:paragraph-properties fo:margin-left="0in" fo:margin-right="0in" fo:text-indent="0in" style:auto-text-indent="false"/>
      <style:text-properties fo:color="#000000" style:font-name="Monospace" fo:font-size="10pt" officeooo:rsid="00440c53" officeooo:paragraph-rsid="00460845" style:font-size-asian="10pt"/>
    </style:style>
    <style:style style:name="P30" style:family="paragraph" style:parent-style-name="Standard">
      <style:text-properties officeooo:paragraph-rsid="005829d1"/>
    </style:style>
    <style:style style:name="P31" style:family="paragraph" style:parent-style-name="Standard">
      <style:text-properties officeooo:rsid="005ed507" officeooo:paragraph-rsid="00610fdd"/>
    </style:style>
    <style:style style:name="P32" style:family="paragraph" style:parent-style-name="Standard">
      <style:text-properties officeooo:paragraph-rsid="00610fdd"/>
    </style:style>
    <style:style style:name="P33" style:family="paragraph" style:parent-style-name="Standard">
      <style:text-properties officeooo:rsid="0063bf9a" officeooo:paragraph-rsid="0063bf9a"/>
    </style:style>
    <style:style style:name="P34" style:family="paragraph" style:parent-style-name="Standard">
      <style:text-properties officeooo:paragraph-rsid="0065f598"/>
    </style:style>
    <style:style style:name="P35" style:family="paragraph" style:parent-style-name="Standard">
      <style:text-properties officeooo:paragraph-rsid="0067e314"/>
    </style:style>
    <style:style style:name="P36" style:family="paragraph" style:parent-style-name="Standard">
      <style:text-properties officeooo:paragraph-rsid="006a351f"/>
    </style:style>
    <style:style style:name="P37" style:family="paragraph" style:parent-style-name="Standard">
      <style:text-properties officeooo:paragraph-rsid="006a35b0"/>
    </style:style>
    <style:style style:name="P38" style:family="paragraph" style:parent-style-name="Standard">
      <style:text-properties officeooo:rsid="006bb4ae" officeooo:paragraph-rsid="006bb4ae"/>
    </style:style>
    <style:style style:name="P39" style:family="paragraph" style:parent-style-name="Standard" style:list-style-name="L1">
      <style:text-properties officeooo:rsid="006bb4ae" officeooo:paragraph-rsid="006bb4ae"/>
    </style:style>
    <style:style style:name="P40" style:family="paragraph" style:parent-style-name="Standard">
      <style:text-properties officeooo:rsid="006c5ed6" officeooo:paragraph-rsid="006c5ed6"/>
    </style:style>
    <style:style style:name="P41" style:family="paragraph" style:parent-style-name="Standard">
      <style:text-properties officeooo:paragraph-rsid="006dec9e"/>
    </style:style>
    <style:style style:name="P42" style:family="paragraph" style:parent-style-name="Standard">
      <style:paragraph-properties fo:margin-left="0in" fo:margin-right="0in" fo:text-align="start" style:justify-single-word="false" fo:text-indent="0in" style:auto-text-indent="false"/>
    </style:style>
    <style:style style:name="P43"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T1" style:family="text">
      <style:text-properties officeooo:rsid="0013dfed"/>
    </style:style>
    <style:style style:name="T2" style:family="text">
      <style:text-properties officeooo:rsid="0014e174"/>
    </style:style>
    <style:style style:name="T3" style:family="text">
      <style:text-properties officeooo:rsid="0016bddc"/>
    </style:style>
    <style:style style:name="T4" style:family="text">
      <style:text-properties officeooo:rsid="001841e4"/>
    </style:style>
    <style:style style:name="T5" style:family="text">
      <style:text-properties officeooo:rsid="0019afb5"/>
    </style:style>
    <style:style style:name="T6" style:family="text">
      <style:text-properties officeooo:rsid="001b1f80"/>
    </style:style>
    <style:style style:name="T7" style:family="text">
      <style:text-properties officeooo:rsid="001c886d"/>
    </style:style>
    <style:style style:name="T8" style:family="text">
      <style:text-properties officeooo:rsid="001e6798"/>
    </style:style>
    <style:style style:name="T9" style:family="text">
      <style:text-properties officeooo:rsid="0021aca1"/>
    </style:style>
    <style:style style:name="T10" style:family="text">
      <style:text-properties officeooo:rsid="0022c6ac"/>
    </style:style>
    <style:style style:name="T11" style:family="text">
      <style:text-properties officeooo:rsid="0020fc02"/>
    </style:style>
    <style:style style:name="T12" style:family="text">
      <style:text-properties officeooo:rsid="0023753a"/>
    </style:style>
    <style:style style:name="T13" style:family="text">
      <style:text-properties officeooo:rsid="0026d75b"/>
    </style:style>
    <style:style style:name="T14" style:family="text">
      <style:text-properties officeooo:rsid="00276dd4"/>
    </style:style>
    <style:style style:name="T15" style:family="text">
      <style:text-properties officeooo:rsid="0027dbde"/>
    </style:style>
    <style:style style:name="T16" style:family="text">
      <style:text-properties officeooo:rsid="0029b980"/>
    </style:style>
    <style:style style:name="T17" style:family="text">
      <style:text-properties officeooo:rsid="002ae0fa"/>
    </style:style>
    <style:style style:name="T18" style:family="text">
      <style:text-properties officeooo:rsid="002c0f4d"/>
    </style:style>
    <style:style style:name="T19" style:family="text">
      <style:text-properties officeooo:rsid="002d7790"/>
    </style:style>
    <style:style style:name="T20" style:family="text">
      <style:text-properties officeooo:rsid="002dae2f"/>
    </style:style>
    <style:style style:name="T21" style:family="text">
      <style:text-properties fo:font-style="italic" officeooo:rsid="002dae2f" style:font-style-asian="italic" style:font-style-complex="italic"/>
    </style:style>
    <style:style style:name="T22" style:family="text">
      <style:text-properties officeooo:rsid="002f71dd"/>
    </style:style>
    <style:style style:name="T23" style:family="text">
      <style:text-properties officeooo:rsid="00311b23"/>
    </style:style>
    <style:style style:name="T24" style:family="text">
      <style:text-properties officeooo:rsid="0032fbc2"/>
    </style:style>
    <style:style style:name="T25" style:family="text">
      <style:text-properties officeooo:rsid="00348f59"/>
    </style:style>
    <style:style style:name="T26" style:family="text">
      <style:text-properties officeooo:rsid="003640a2"/>
    </style:style>
    <style:style style:name="T27" style:family="text">
      <style:text-properties officeooo:rsid="0037e188"/>
    </style:style>
    <style:style style:name="T28" style:family="text">
      <style:text-properties officeooo:rsid="00398c1a"/>
    </style:style>
    <style:style style:name="T29" style:family="text">
      <style:text-properties officeooo:rsid="003b7901"/>
    </style:style>
    <style:style style:name="T30" style:family="text">
      <style:text-properties officeooo:rsid="003c7794"/>
    </style:style>
    <style:style style:name="T31" style:family="text">
      <style:text-properties officeooo:rsid="003d01b7"/>
    </style:style>
    <style:style style:name="T32" style:family="text">
      <style:text-properties officeooo:rsid="003d1e7c"/>
    </style:style>
    <style:style style:name="T33" style:family="text">
      <style:text-properties officeooo:rsid="00405abd"/>
    </style:style>
    <style:style style:name="T34" style:family="text">
      <style:text-properties fo:color="#000000" style:font-name="Monospace" fo:font-size="10pt" style:font-size-asian="10pt"/>
    </style:style>
    <style:style style:name="T35" style:family="text">
      <style:text-properties fo:color="#000000" style:font-name="Monospace" fo:font-size="10pt" style:font-size-asian="10pt"/>
    </style:style>
    <style:style style:name="T36" style:family="text">
      <style:text-properties fo:color="#000000" style:font-name="Monospace" fo:font-size="10pt" style:text-underline-style="solid" style:text-underline-width="auto" style:text-underline-color="font-color" style:font-size-asian="10pt"/>
    </style:style>
    <style:style style:name="T37" style:family="text">
      <style:text-properties fo:color="#000000" style:font-name="Monospace" fo:font-size="10pt" style:text-underline-style="solid" style:text-underline-width="auto" style:text-underline-color="font-color" style:font-size-asian="10pt"/>
    </style:style>
    <style:style style:name="T38" style:family="text">
      <style:text-properties fo:color="#000000" style:font-name="Monospace" fo:font-size="10pt" fo:background-color="#d4d4d4" loext:char-shading-value="0" style:font-size-asian="10pt"/>
    </style:style>
    <style:style style:name="T39" style:family="text">
      <style:text-properties fo:color="#000000" style:font-name="Monospace" fo:font-size="10pt" fo:background-color="#e8f2fe" loext:char-shading-value="0" style:font-size-asian="10pt"/>
    </style:style>
    <style:style style:name="T40" style:family="text">
      <style:text-properties fo:color="#000000" style:font-name="JetBrains Mono" fo:font-size="10pt" fo:font-style="normal" fo:font-weight="normal" style:font-size-asian="10pt" style:font-style-asian="normal" style:font-weight-asian="normal"/>
    </style:style>
    <style:style style:name="T41" style:family="text">
      <style:text-properties officeooo:rsid="0041f4be"/>
    </style:style>
    <style:style style:name="T42" style:family="text">
      <style:text-properties officeooo:rsid="0043367e"/>
    </style:style>
    <style:style style:name="T43" style:family="text">
      <style:text-properties officeooo:rsid="0043d439"/>
    </style:style>
    <style:style style:name="T44" style:family="text">
      <style:text-properties officeooo:rsid="00460845"/>
    </style:style>
    <style:style style:name="T45" style:family="text">
      <style:text-properties fo:color="#646464" style:font-name="Monospace" fo:font-size="10pt" style:font-size-asian="10pt"/>
    </style:style>
    <style:style style:name="T46" style:family="text">
      <style:text-properties fo:color="#646464" style:font-name="Monospace" fo:font-size="10pt" style:font-size-asian="10pt"/>
    </style:style>
    <style:style style:name="T47" style:family="text">
      <style:text-properties fo:color="#7f0055" style:font-name="Monospace" fo:font-size="10pt" fo:font-weight="bold" style:font-size-asian="10pt" style:font-weight-asian="bold"/>
    </style:style>
    <style:style style:name="T48" style:family="text">
      <style:text-properties fo:color="#7f0055" style:font-name="Monospace" fo:font-size="10pt" fo:font-weight="bold" style:font-size-asian="10pt" style:font-weight-asian="bold"/>
    </style:style>
    <style:style style:name="T49" style:family="text">
      <style:text-properties fo:color="#6a3e3e" style:font-name="Monospace" fo:font-size="10pt" style:font-size-asian="10pt"/>
    </style:style>
    <style:style style:name="T50" style:family="text">
      <style:text-properties fo:color="#6a3e3e" style:font-name="Monospace" fo:font-size="10pt" style:font-size-asian="10pt"/>
    </style:style>
    <style:style style:name="T51" style:family="text">
      <style:text-properties fo:color="#0000c0" style:font-name="Monospace" fo:font-size="10pt" fo:font-style="italic" fo:font-weight="bold" style:font-size-asian="10pt" style:font-style-asian="italic" style:font-weight-asian="bold"/>
    </style:style>
    <style:style style:name="T52" style:family="text">
      <style:text-properties fo:color="#0000c0" style:font-name="Monospace" fo:font-size="10pt" fo:font-style="italic" fo:font-weight="bold" style:font-size-asian="10pt" style:font-style-asian="italic" style:font-weight-asian="bold"/>
    </style:style>
    <style:style style:name="T53" style:family="text">
      <style:text-properties fo:color="#0000c0" style:font-name="Monospace" fo:font-size="10pt" fo:font-style="italic" style:font-size-asian="10pt" style:font-style-asian="italic"/>
    </style:style>
    <style:style style:name="T54" style:family="text">
      <style:text-properties fo:color="#0000c0" style:font-name="Monospace" fo:font-size="10pt" style:font-size-asian="10pt"/>
    </style:style>
    <style:style style:name="T55" style:family="text">
      <style:text-properties fo:color="#0000c0" style:font-name="Monospace" fo:font-size="10pt" style:font-size-asian="10pt"/>
    </style:style>
    <style:style style:name="T56" style:family="text">
      <style:text-properties fo:color="#2a00ff" style:font-name="Monospace" fo:font-size="10pt" style:font-size-asian="10pt"/>
    </style:style>
    <style:style style:name="T57" style:family="text">
      <style:text-properties fo:color="#2a00ff" style:font-name="Monospace" fo:font-size="10pt" style:font-size-asian="10pt"/>
    </style:style>
    <style:style style:name="T58" style:family="text">
      <style:text-properties fo:color="#2a00ff" style:font-name="Monospace" fo:font-size="10pt" fo:font-style="italic" style:font-size-asian="10pt" style:font-style-asian="italic"/>
    </style:style>
    <style:style style:name="T59" style:family="text">
      <style:text-properties fo:color="#2a00ff" style:font-name="Monospace" fo:font-size="10pt" fo:background-color="#e8f2fe" loext:char-shading-value="0" style:font-size-asian="10pt"/>
    </style:style>
    <style:style style:name="T60" style:family="text">
      <style:text-properties officeooo:rsid="0047bc8e"/>
    </style:style>
    <style:style style:name="T61" style:family="text">
      <style:text-properties officeooo:rsid="0047d039"/>
    </style:style>
    <style:style style:name="T62" style:family="text">
      <style:text-properties officeooo:rsid="00491b6b"/>
    </style:style>
    <style:style style:name="T63" style:family="text">
      <style:text-properties officeooo:rsid="0049298d"/>
    </style:style>
    <style:style style:name="T64" style:family="text">
      <style:text-properties officeooo:rsid="004a2f5d"/>
    </style:style>
    <style:style style:name="T65" style:family="text">
      <style:text-properties officeooo:rsid="004c779c"/>
    </style:style>
    <style:style style:name="T66" style:family="text">
      <style:text-properties fo:color="#008080" style:font-name="Monospace" fo:font-size="10pt" style:font-size-asian="10pt"/>
    </style:style>
    <style:style style:name="T67" style:family="text">
      <style:text-properties fo:color="#3f7f7f" style:font-name="Monospace" fo:font-size="10pt" style:font-size-asian="10pt"/>
    </style:style>
    <style:style style:name="T68" style:family="text">
      <style:text-properties style:font-name="Monospace" fo:font-size="10pt" style:font-size-asian="10pt"/>
    </style:style>
    <style:style style:name="T69" style:family="text">
      <style:text-properties fo:color="#7f007f" style:font-name="Monospace" fo:font-size="10pt" style:font-size-asian="10pt"/>
    </style:style>
    <style:style style:name="T70" style:family="text">
      <style:text-properties fo:color="#3f5fbf" style:font-name="Monospace" fo:font-size="10pt" style:font-size-asian="10pt"/>
    </style:style>
    <style:style style:name="T71" style:family="text">
      <style:text-properties officeooo:rsid="004dfee4"/>
    </style:style>
    <style:style style:name="T72" style:family="text">
      <style:text-properties officeooo:rsid="004fea31"/>
    </style:style>
    <style:style style:name="T73" style:family="text">
      <style:text-properties officeooo:rsid="005244ca"/>
    </style:style>
    <style:style style:name="T74" style:family="text">
      <style:text-properties officeooo:rsid="00533554"/>
    </style:style>
    <style:style style:name="T75" style:family="text">
      <style:text-properties officeooo:rsid="00544b90"/>
    </style:style>
    <style:style style:name="T76" style:family="text">
      <style:text-properties officeooo:rsid="00547a57"/>
    </style:style>
    <style:style style:name="T77" style:family="text">
      <style:text-properties officeooo:rsid="0056c81f"/>
    </style:style>
    <style:style style:name="T78" style:family="text">
      <style:text-properties officeooo:rsid="005829d1"/>
    </style:style>
    <style:style style:name="T79" style:family="text">
      <style:text-properties officeooo:rsid="0059f582"/>
    </style:style>
    <style:style style:name="T80" style:family="text">
      <style:text-properties officeooo:rsid="005a1e91"/>
    </style:style>
    <style:style style:name="T81" style:family="text">
      <style:text-properties officeooo:rsid="005af580"/>
    </style:style>
    <style:style style:name="T82" style:family="text">
      <style:text-properties officeooo:rsid="005b5017"/>
    </style:style>
    <style:style style:name="T83" style:family="text">
      <style:text-properties officeooo:rsid="005d0b49"/>
    </style:style>
    <style:style style:name="T84" style:family="text">
      <style:text-properties officeooo:rsid="005ed507"/>
    </style:style>
    <style:style style:name="T85" style:family="text">
      <style:text-properties officeooo:rsid="005f88c4"/>
    </style:style>
    <style:style style:name="T86" style:family="text">
      <style:text-properties officeooo:rsid="00610fdd"/>
    </style:style>
    <style:style style:name="T87" style:family="text">
      <style:text-properties fo:color="#3f7f5f" style:font-name="Monospace" fo:font-size="10pt" style:font-size-asian="10pt"/>
    </style:style>
    <style:style style:name="T88" style:family="text">
      <style:text-properties officeooo:rsid="00618073"/>
    </style:style>
    <style:style style:name="T89" style:family="text">
      <style:text-properties officeooo:rsid="006355c2"/>
    </style:style>
    <style:style style:name="T90" style:family="text">
      <style:text-properties officeooo:rsid="0063bf9a"/>
    </style:style>
    <style:style style:name="T91" style:family="text">
      <style:text-properties officeooo:rsid="006471f0"/>
    </style:style>
    <style:style style:name="T92" style:family="text">
      <style:text-properties officeooo:rsid="00649a93"/>
    </style:style>
    <style:style style:name="T93" style:family="text">
      <style:text-properties officeooo:rsid="00658549"/>
    </style:style>
    <style:style style:name="T94" style:family="text">
      <style:text-properties officeooo:rsid="0065f598"/>
    </style:style>
    <style:style style:name="T95" style:family="text">
      <style:text-properties officeooo:rsid="00677c41"/>
    </style:style>
    <style:style style:name="T96" style:family="text">
      <style:text-properties officeooo:rsid="0067e314"/>
    </style:style>
    <style:style style:name="T97" style:family="text">
      <style:text-properties officeooo:rsid="0069cbf8"/>
    </style:style>
    <style:style style:name="T98" style:family="text">
      <style:text-properties fo:color="#268bd2" style:font-name="Monospace" fo:font-size="10pt" fo:background-color="#d4d4d4" loext:char-shading-value="0" style:font-size-asian="10pt"/>
    </style:style>
    <style:style style:name="T99" style:family="text">
      <style:text-properties fo:color="#268bd2" style:font-name="Monospace" fo:font-size="10pt" style:font-size-asian="10pt"/>
    </style:style>
    <style:style style:name="T100" style:family="text">
      <style:text-properties fo:color="#268bd2" style:font-name="Monospace" fo:font-size="10pt" officeooo:rsid="006a351f" style:font-size-asian="10pt"/>
    </style:style>
    <style:style style:name="T101" style:family="text">
      <style:text-properties fo:color="#268bd2" style:font-name="Monospace" fo:font-size="10pt" officeooo:rsid="006a35b0" style:font-size-asian="10pt"/>
    </style:style>
    <style:style style:name="T102" style:family="text">
      <style:text-properties officeooo:rsid="006a351f"/>
    </style:style>
    <style:style style:name="T103" style:family="text">
      <style:text-properties fo:color="#073642" style:font-name="Monospace" fo:font-size="10pt" fo:font-weight="bold" style:font-size-asian="10pt" style:font-weight-asian="bold"/>
    </style:style>
    <style:style style:name="T104" style:family="text">
      <style:text-properties fo:color="#93a1a1" style:font-name="Monospace" fo:font-size="10pt" style:font-size-asian="10pt"/>
    </style:style>
    <style:style style:name="T105" style:family="text">
      <style:text-properties fo:color="#cb4b16" style:font-name="Monospace" fo:font-size="10pt" style:font-size-asian="10pt"/>
    </style:style>
    <style:style style:name="T106" style:family="text">
      <style:text-properties fo:color="#2aa198" style:font-name="Monospace" fo:font-size="10pt" style:font-size-asian="10pt"/>
    </style:style>
    <style:style style:name="T107" style:family="text">
      <style:text-properties fo:color="#859900" style:font-name="Monospace" fo:font-size="10pt" style:font-size-asian="10pt"/>
    </style:style>
    <style:style style:name="T108" style:family="text">
      <style:text-properties fo:color="#b58900" style:font-name="Monospace" fo:font-size="10pt" style:font-size-asian="10pt"/>
    </style:style>
    <style:style style:name="T109" style:family="text">
      <style:text-properties fo:color="#d33682" style:font-name="Monospace" fo:font-size="10pt" style:font-size-asian="10pt"/>
    </style:style>
    <style:style style:name="T110" style:family="text">
      <style:text-properties officeooo:rsid="006a35b0"/>
    </style:style>
    <style:style style:name="T111" style:family="text">
      <style:text-properties officeooo:rsid="006a78ca"/>
    </style:style>
    <style:style style:name="T112" style:family="text">
      <style:text-properties fo:color="#080808" style:font-name="0" fo:font-size="10pt" style:font-size-asian="10pt"/>
    </style:style>
    <style:style style:name="T113" style:family="text">
      <style:text-properties fo:color="#080808" style:font-name="JetBrains Mono" fo:font-size="10pt" fo:font-style="normal" fo:font-weight="normal" style:font-size-asian="10pt" style:font-style-asian="normal" style:font-weight-asian="normal"/>
    </style:style>
    <style:style style:name="T114" style:family="text">
      <style:text-properties fo:color="#080808" style:font-name="JetBrains Mono" fo:font-size="10pt" fo:font-style="normal" fo:font-weight="bold" style:font-size-asian="10pt" style:font-style-asian="normal" style:font-weight-asian="bold"/>
    </style:style>
    <style:style style:name="T115" style:family="text">
      <style:text-properties fo:color="#0033b3" style:font-name="JetBrains Mono" fo:font-size="10pt" fo:font-style="normal" fo:font-weight="normal" style:font-size-asian="10pt" style:font-style-asian="normal" style:font-weight-asian="normal"/>
    </style:style>
    <style:style style:name="T116" style:family="text">
      <style:text-properties fo:color="#00627a" style:font-name="JetBrains Mono" fo:font-size="10pt" fo:font-style="normal" fo:font-weight="normal" style:font-size-asian="10pt" style:font-style-asian="normal" style:font-weight-asian="normal"/>
    </style:style>
    <style:style style:name="T117" style:family="text">
      <style:text-properties fo:color="#00627a" style:font-name="JetBrains Mono" fo:font-size="10pt" fo:font-style="italic" fo:font-weight="normal" style:font-size-asian="10pt" style:font-style-asian="italic" style:font-weight-asian="normal"/>
    </style:style>
    <style:style style:name="T118" style:family="text">
      <style:text-properties fo:color="#8c8c8c" style:font-name="JetBrains Mono" fo:font-size="10pt" fo:font-style="italic" fo:font-weight="normal" style:font-size-asian="10pt" style:font-style-asian="italic" style:font-weight-asian="normal"/>
    </style:style>
    <style:style style:name="T119" style:family="text">
      <style:text-properties fo:color="#067d17" style:font-name="JetBrains Mono" fo:font-size="10pt" fo:font-style="normal" fo:font-weight="normal" style:font-size-asian="10pt" style:font-style-asian="normal" style:font-weight-asian="normal"/>
    </style:style>
    <style:style style:name="T120" style:family="text">
      <style:text-properties fo:color="#1750eb" style:font-name="JetBrains Mono" fo:font-size="10pt" fo:font-style="normal" fo:font-weight="normal" style:font-size-asian="10pt" style:font-style-asian="normal" style:font-weight-asian="normal"/>
    </style:style>
    <style:style style:name="T121" style:family="text">
      <style:text-properties fo:color="#871094" style:font-name="JetBrains Mono" fo:font-size="10pt" fo:font-style="normal" fo:font-weight="normal" style:font-size-asian="10pt" style:font-style-asian="normal" style:font-weight-asian="normal"/>
    </style:style>
    <style:style style:name="T122" style:family="text">
      <style:text-properties fo:color="#871094" style:font-name="JetBrains Mono" fo:font-size="10pt" fo:font-style="italic" fo:font-weight="normal" style:font-size-asian="10pt" style:font-style-asian="italic" style:font-weight-asian="normal"/>
    </style:style>
    <style:style style:name="T123" style:family="text">
      <style:text-properties officeooo:rsid="006dc41b"/>
    </style:style>
    <style:style style:name="T124" style:family="text">
      <style:text-properties officeooo:rsid="006dec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 web app with websocket</text:p>
      <text:p text:style-name="P6"><text:span text:style-name="T1">Websocket was proposed </text:span><text:span text:style-name="T9">before web2 and actually it is</text:span><text:span text:style-name="T1"> a strong alternative to web2. </text:span><text:span text:style-name="T9">However many developers still are not well familiar with a websocket. </text:span><text:span text:style-name="T1">It is why I want to show clear benefits of using websocket. </text:span><text:span text:style-name="T2">But first, let’s create a web app. What about an app allowing to share links between multiple devices? Sure, currently Apple and Microsoft offer the feature as a standard one of </text:span><text:span text:style-name="T3">an </text:span><text:span text:style-name="T2">ecosystem. </text:span><text:span text:style-name="T4">However let’s create an alternative </text:span><text:span text:style-name="T5">variant </text:span><text:span text:style-name="T4">for </text:span><text:span text:style-name="T10">an </text:span><text:span text:style-name="T4">illustration purpose. </text:span><text:span text:style-name="T5">Which dev framework will be </text:span><text:span text:style-name="T7">an </text:span><text:span text:style-name="T5">ideal? Sure, most people will choose React, but let’s try something different. </text:span><text:span text:style-name="T4"><text:s/></text:span><text:span text:style-name="T2">Webbee </text:span><text:span text:style-name="T6">is an interesting option</text:span><text:span text:style-name="T2">, since eliminate</text:span><text:span text:style-name="T6">s</text:span><text:span text:style-name="T2"> a lot of boilerplate coding. </text:span><text:span text:style-name="T15">But before starting any coding, let’s discuss an architecture of the app.</text:span></text:p>
      <text:h text:style-name="Heading_20_2" text:outline-level="2">Architecture</text:h>
      <text:p text:style-name="P6"><text:span text:style-name="T15">As already was mentioned, the app supposes to sync links between </text:span><text:span text:style-name="T19">different</text:span><text:span text:style-name="T15"> devices. Syncing directly from </text:span><text:span text:style-name="T20">a </text:span><text:span text:style-name="T15">device to </text:span><text:span text:style-name="T20">a</text:span><text:span text:style-name="T15"> device isn’t easy, so a</text:span><text:span text:style-name="T18">n</text:span><text:span text:style-name="T15"> obvious solution is using a sync server. </text:span><text:span text:style-name="T16">Links can be stored on any backend, and SQL one is preferable for a reason of simplicity. A simple app storing links locally </text:span><text:span text:style-name="T17">on a mobile device </text:span><text:span text:style-name="T16">and then transferring them to the server will be required. Links can be reviewed on the server and real time notification (websocket based) that some links changed is used. That’s it. Now we can start </text:span><text:span text:style-name="T20">a </text:span><text:span text:style-name="T16">development.</text:span></text:p>
      <text:h text:style-name="Heading_20_2" text:outline-level="2">Development</text:h>
      <text:p text:style-name="P6">Scaffolding <text:span text:style-name="T6">is </text:span><text:span text:style-name="T7">simplifying </text:span><text:span text:style-name="T32">a starting</text:span><text:span text:style-name="T7"> app development.</text:span><text:span text:style-name="T6"> <text:s/></text:span><text:span text:style-name="T7">Make sure you have 7Bee build tool </text:span><text:span text:style-name="T19">[2] has</text:span><text:span text:style-name="T7"> installed. </text:span><text:span text:style-name="T6">Run an app wizard </text:span><text:span text:style-name="T8">in </text:span><text:span text:style-name="T10">the </text:span><text:span text:style-name="T8">Webbee build directory</text:span><text:span text:style-name="T6">: bee create</text:span></text:p>
      <text:p text:style-name="P2"><text:span text:style-name="T11">You can use the </text:span><text:span text:style-name="T19">article </text:span><text:span text:style-name="T11">[1] to get </text:span><text:span text:style-name="T10">a guide </text:span><text:span text:style-name="T28">of</text:span><text:span text:style-name="T11"> scaffolding. </text:span><text:span text:style-name="T10">As you done with the app initial seeding, switch to its directory and create a table and </text:span><text:span text:style-name="T20">a micro fron</text:span><text:span text:style-name="T28">t</text:span><text:span text:style-name="T20">end</text:span><text:span text:style-name="T12"> table view. </text:span><text:span text:style-name="T20">It ca</text:span><text:span text:style-name="T28">n</text:span><text:span text:style-name="T20"> be done using </text:span><text:span text:style-name="T21">bee create</text:span><text:span text:style-name="T20"> <text:s/>command, but in the application directory. </text:span><text:span text:style-name="T28">I give a short introduction to directories organization of a typical project, which helps you to easy speed up.</text:span></text:p>
      <text:p text:style-name="P7">1.</text:p>
      <text:p text:style-name="P7">root – build and wizard scripts</text:p>
      <text:p text:style-name="P12">- build : a directory where build binaries are generated</text:p>
      <text:p text:style-name="P12">- src : a directory where modifiable project files are stored</text:p>
      <text:p text:style-name="P13">- java : <text:span text:style-name="T30">Java sources</text:span></text:p>
      <text:p text:style-name="P14">- package root directories : <text:span text:style-name="T30">depends on name of an organization and unit</text:span></text:p>
      <text:p text:style-name="P15">- <text:span text:style-name="T29">model : </text:span><text:span text:style-name="T30">package where a project model and data model classes stored</text:span></text:p>
      <text:p text:style-name="P17">- <text:span text:style-name="T29">util : </text:span><text:span text:style-name="T30">util</text:span><text:span text:style-name="T124">ities</text:span><text:span text:style-name="T30"> related classes for model classes</text:span></text:p>
      <text:p text:style-name="P15">- <text:span text:style-name="T29">serv : </text:span><text:span text:style-name="T30">micro services classes </text:span><text:span text:style-name="T31">i</text:span><text:span text:style-name="T30">f any</text:span></text:p>
      <text:p text:style-name="P16">- ux : <text:span text:style-name="T30">micro frontend classes</text:span></text:p>
      <text:p text:style-name="P18">- ws : <text:span text:style-name="T30">websocket related classe</text:span><text:span text:style-name="T31">s</text:span></text:p>
      <text:p text:style-name="P13">- js <text:s/>: <text:span text:style-name="T30">JavaScript files</text:span></text:p>
      <text:p text:style-name="P13">- res : <text:span text:style-name="T30">other project resources</text:span></text:p>
      <text:p text:style-name="P14">- <text:span text:style-name="T29">cfg : </text:span><text:span text:style-name="T30">configuration files</text:span></text:p>
      <text:p text:style-name="P14">- <text:span text:style-name="T29">css : </text:span><text:span text:style-name="T30">CSS files</text:span></text:p>
      <text:p text:style-name="P14">- <text:span text:style-name="T29">html : </text:span><text:span text:style-name="T30">HTML files</text:span></text:p>
      <text:p text:style-name="P14">- <text:span text:style-name="T29">image : </text:span><text:span text:style-name="T30">project images</text:span></text:p>
      <text:p text:style-name="P14">- <text:span text:style-name="T29">text : </text:span><text:span text:style-name="T30">text resources, </text:span><text:span text:style-name="T61">create subdirectories with language-country </text:span><text:span text:style-name="T62">name </text:span><text:span text:style-name="T61">for each supported language</text:span></text:p>
      <text:p text:style-name="P14">- <text:span text:style-name="T29">view : </text:span><text:span text:style-name="T30">micro frontends view templates</text:span></text:p>
      <text:p text:style-name="P14"><text:soft-page-break/></text:p>
      <text:p text:style-name="P19">It is recommended to visit all these directories and see what files the app wizard put there.</text:p>
      <text:p text:style-name="P20">2.</text:p>
      <text:p text:style-name="P21"><text:span text:style-name="T44">T</text:span>he project can be built and deployed <text:span text:style-name="T44">j</text:span>ust after <text:span text:style-name="T44">a </text:span>creation. But accessing it from a browser wouldn’t show any useful stuff yet. Therefore, let’s start with adjusting DB schema. Open ….<text:span text:style-name="T44">model/link.java file. And then edit it as below:</text:span></text:p>
      <text:p text:style-name="P27">@DataRelation</text:p>
      <text:p text:style-name="P25"><text:span text:style-name="T47">public</text:span><text:span text:style-name="T34"> </text:span><text:span text:style-name="T47">class</text:span><text:span text:style-name="T34"> link </text:span><text:span text:style-name="T47">extends</text:span><text:span text:style-name="T34"> SimpleCoordinator&lt;SharelinksModel&gt; {</text:span></text:p>
      <text:p text:style-name="P25"><text:span text:style-name="T34"><text:tab/></text:span><text:span text:style-name="T47">public</text:span><text:span text:style-name="T34"> link(SharelinksModel </text:span><text:span text:style-name="T49">m</text:span><text:span text:style-name="T34">) {</text:span></text:p>
      <text:p text:style-name="P25"><text:span text:style-name="T34"><text:tab/><text:tab/></text:span><text:span text:style-name="T47">super</text:span><text:span text:style-name="T34">(</text:span><text:span text:style-name="T49">m</text:span><text:span text:style-name="T34">);</text:span></text:p>
      <text:p text:style-name="P28"><text:tab/>}</text:p>
      <text:p text:style-name="P26"/>
      <text:p text:style-name="P25"><text:span text:style-name="T34"><text:tab/></text:span><text:span text:style-name="T45">@DBField</text:span><text:span text:style-name="T34">(key = </text:span><text:span text:style-name="T47">true</text:span><text:span text:style-name="T34">, auto = 1)</text:span></text:p>
      <text:p text:style-name="P25"><text:span text:style-name="T34"><text:tab/></text:span><text:span text:style-name="T45">@FormField</text:span><text:span text:style-name="T34">(presentType = FieldType.</text:span><text:span text:style-name="T51">Hidden</text:span><text:span text:style-name="T34">)</text:span></text:p>
      <text:p text:style-name="P25"><text:span text:style-name="T34"><text:tab/></text:span><text:span text:style-name="T47">public</text:span><text:span text:style-name="T34"> </text:span><text:span text:style-name="T47">long</text:span><text:span text:style-name="T34"> </text:span><text:span text:style-name="T54">id</text:span><text:span text:style-name="T34">;</text:span></text:p>
      <text:p text:style-name="P28"><text:tab/></text:p>
      <text:p text:style-name="P25"><text:span text:style-name="T34"><text:tab/></text:span><text:span text:style-name="T45">@DBField</text:span><text:span text:style-name="T34">(index = </text:span><text:span text:style-name="T47">true</text:span><text:span text:style-name="T34">)</text:span></text:p>
      <text:p text:style-name="P25"><text:span text:style-name="T34"><text:tab/></text:span><text:span text:style-name="T45">@FormField</text:span><text:span text:style-name="T34">()</text:span></text:p>
      <text:p text:style-name="P25"><text:span text:style-name="T34"><text:tab/></text:span><text:span text:style-name="T47">public</text:span><text:span text:style-name="T34"> </text:span><text:span text:style-name="T47">long</text:span><text:span text:style-name="T34"> </text:span><text:span text:style-name="T54">sync_id</text:span><text:span text:style-name="T34">;</text:span></text:p>
      <text:p text:style-name="P26"/>
      <text:p text:style-name="P25"><text:span text:style-name="T34"><text:tab/></text:span><text:span text:style-name="T45">@DBField</text:span><text:span text:style-name="T34">(size = 200)</text:span></text:p>
      <text:p text:style-name="P25"><text:span text:style-name="T34"><text:tab/></text:span><text:span text:style-name="T45">@FormField</text:span><text:span text:style-name="T34">()</text:span></text:p>
      <text:p text:style-name="P25"><text:span text:style-name="T34"><text:tab/></text:span><text:span text:style-name="T47">public</text:span><text:span text:style-name="T34"> String </text:span><text:span text:style-name="T54">name</text:span><text:span text:style-name="T34">;</text:span></text:p>
      <text:p text:style-name="P28"><text:tab/></text:p>
      <text:p text:style-name="P25"><text:span text:style-name="T34"><text:tab/></text:span><text:span text:style-name="T45">@DBField</text:span><text:span text:style-name="T34">(size = 508,unique=</text:span><text:span text:style-name="T47">true</text:span><text:span text:style-name="T34">)</text:span></text:p>
      <text:p text:style-name="P25"><text:span text:style-name="T34"><text:tab/></text:span><text:span text:style-name="T45">@FormField</text:span></text:p>
      <text:p text:style-name="P25"><text:span text:style-name="T34"><text:tab/></text:span><text:span text:style-name="T47">public</text:span><text:span text:style-name="T34"> String </text:span><text:span text:style-name="T54">link</text:span><text:span text:style-name="T34">;</text:span></text:p>
      <text:p text:style-name="P26"/>
      <text:p text:style-name="P25"><text:span text:style-name="T34"><text:tab/></text:span><text:span text:style-name="T45">@DBField</text:span><text:span text:style-name="T34">(size = 4000)</text:span></text:p>
      <text:p text:style-name="P25"><text:span text:style-name="T34"><text:tab/></text:span><text:span text:style-name="T45">@FormField</text:span><text:span text:style-name="T34">(presentSize = 68, presentRows = 6)</text:span></text:p>
      <text:p text:style-name="P25"><text:span text:style-name="T34"><text:tab/></text:span><text:span text:style-name="T47">public</text:span><text:span text:style-name="T34"> String </text:span><text:span text:style-name="T54">description</text:span><text:span text:style-name="T34">;</text:span></text:p>
      <text:p text:style-name="P26"/>
      <text:p text:style-name="P25"><text:span text:style-name="T34"><text:tab/></text:span><text:span text:style-name="T45">@DBField</text:span><text:span text:style-name="T34">(index=</text:span><text:span text:style-name="T47">true</text:span><text:span text:style-name="T34">)</text:span></text:p>
      <text:p text:style-name="P25"><text:span text:style-name="T34"><text:tab/></text:span><text:span text:style-name="T47">public</text:span><text:span text:style-name="T34"> Date </text:span><text:span text:style-name="T54">updated_date</text:span><text:span text:style-name="T34">;</text:span></text:p>
      <text:p text:style-name="P28"><text:tab/></text:p>
      <text:p text:style-name="P25"><text:span text:style-name="T34"><text:tab/></text:span><text:span text:style-name="T45">@DBField</text:span><text:span text:style-name="T34">(size=160, index=</text:span><text:span text:style-name="T47">true</text:span><text:span text:style-name="T34">)</text:span></text:p>
      <text:p text:style-name="P25"><text:span text:style-name="T34"><text:tab/></text:span><text:span text:style-name="T47">public</text:span><text:span text:style-name="T34"> String <text:s/></text:span><text:span text:style-name="T54">updated_by</text:span><text:span text:style-name="T34">;</text:span></text:p>
      <text:p text:style-name="P28"><text:tab/></text:p>
      <text:p text:style-name="P25"><text:span text:style-name="T34"><text:tab/></text:span><text:span text:style-name="T45">@DBField</text:span></text:p>
      <text:p text:style-name="P25"><text:span text:style-name="T34"><text:tab/></text:span><text:span text:style-name="T47">public</text:span><text:span text:style-name="T34"> Date </text:span><text:span text:style-name="T54">end_date</text:span><text:span text:style-name="T34">;</text:span></text:p>
      <text:p text:style-name="P26"/>
      <text:p text:style-name="P25"><text:span text:style-name="T34"><text:tab/></text:span><text:span text:style-name="T45">@Override</text:span></text:p>
      <text:p text:style-name="P25"><text:span text:style-name="T34"><text:tab/></text:span><text:span text:style-name="T47">public</text:span><text:span text:style-name="T34"> String toString() {</text:span></text:p>
      <text:p text:style-name="P25"><text:span text:style-name="T34"><text:tab/><text:tab/></text:span><text:span text:style-name="T47">return</text:span><text:span text:style-name="T34"> </text:span><text:span text:style-name="T56">"link [id="</text:span><text:span text:style-name="T34"> + </text:span><text:span text:style-name="T54">id</text:span><text:span text:style-name="T34"> + </text:span><text:span text:style-name="T56">", sync_id="</text:span><text:span text:style-name="T34"> + </text:span><text:span text:style-name="T54">sync_id</text:span><text:span text:style-name="T34"> + </text:span><text:span text:style-name="T56">", name="</text:span><text:span text:style-name="T34"> + </text:span><text:span text:style-name="T54">name</text:span><text:span text:style-name="T34"> + </text:span><text:span text:style-name="T56">", link="</text:span><text:span text:style-name="T34"> + </text:span><text:span text:style-name="T54">link</text:span><text:span text:style-name="T34"> + </text:span><text:span text:style-name="T56">", description="</text:span></text:p>
      <text:p text:style-name="P25"><text:span text:style-name="T34"><text:tab/><text:tab/><text:tab/><text:tab/>+ </text:span><text:span text:style-name="T54">description</text:span><text:span text:style-name="T34"> + </text:span><text:span text:style-name="T56">", updated_date="</text:span><text:span text:style-name="T34"> + </text:span><text:span text:style-name="T54">updated_date</text:span><text:span text:style-name="T34"> + </text:span><text:span text:style-name="T56">" / "</text:span><text:span text:style-name="T34"> + </text:span><text:span text:style-name="T54">updated_by</text:span><text:span text:style-name="T34"> + </text:span><text:span text:style-name="T56">", end_date="</text:span><text:span text:style-name="T34"> + </text:span><text:span text:style-name="T54">end_date</text:span><text:span text:style-name="T34"> + </text:span><text:span text:style-name="T56">"]"</text:span><text:span text:style-name="T34">;</text:span></text:p>
      <text:p text:style-name="P28"><text:tab/>}</text:p>
      <text:p text:style-name="P26"/>
      <text:p text:style-name="P29">}</text:p>
      <text:p text:style-name="P21"/>
      <text:p text:style-name="P22">Generally the following info was added in the table:</text:p>
      <text:p text:style-name="P23"><text:span text:style-name="T60">sync_id – </text:span><text:span text:style-name="T63">when a new link added on </text:span><text:span text:style-name="T64">a </text:span><text:span text:style-name="T63">device, it gets some id, but this id can easily conflict with id assigned to other link</text:span><text:span text:style-name="T64">s</text:span><text:span text:style-name="T60"> </text:span><text:span text:style-name="T63">on a different device. Therefore an id assigned by a device considering to be sync id and gets an unique permanent value after first synchronization. Another approach can be used, </text:span><text:soft-page-break/><text:span text:style-name="T63">as defining </text:span><text:span text:style-name="T64">an </text:span><text:span text:style-name="T63">id space which is unique for each device. But getting an unique space can be challenging and </text:span><text:span text:style-name="T74">not discussed further here</text:span><text:span text:style-name="T63">.</text:span></text:p>
      <text:p text:style-name="P24">The rest of added fields <text:span text:style-name="T65">are</text:span> quite self explanatory. <text:span text:style-name="T65">Another file can be edited after – view/links.html. It is a </text:span><text:span text:style-name="T124">micro frontend </text:span><text:span text:style-name="T65">view of </text:span><text:span text:style-name="T124">a </text:span><text:span text:style-name="T65">links list. </text:span></text:p>
      <text:p text:style-name="P24"><text:span text:style-name="T34"><text:s/></text:span><text:span text:style-name="T66">&lt;</text:span><text:span text:style-name="T67">div</text:span><text:span text:style-name="T68"> </text:span><text:span text:style-name="T69">class</text:span><text:span text:style-name="T34">=</text:span><text:span text:style-name="T58">"form_header"</text:span><text:span text:style-name="T66">&gt;</text:span><text:span text:style-name="T36">@label.title</text:span><text:span text:style-name="T34">@</text:span><text:span text:style-name="T66">&lt;/</text:span><text:span text:style-name="T67">div</text:span><text:span text:style-name="T66">&gt;</text:span></text:p>
      <text:p text:style-name="P26"/>
      <text:p text:style-name="P25"><text:span text:style-name="T66">&lt;</text:span><text:span text:style-name="T67">table</text:span><text:span text:style-name="T68"> </text:span><text:span text:style-name="T69">id</text:span><text:span text:style-name="T34">=</text:span><text:span text:style-name="T58">"links"</text:span><text:span text:style-name="T66">&gt;&lt;</text:span><text:span text:style-name="T67">tr</text:span><text:span text:style-name="T66">&gt;&lt;</text:span><text:span text:style-name="T67">th</text:span><text:span text:style-name="T66">&gt;</text:span><text:span text:style-name="T36">@label.id</text:span><text:span text:style-name="T34">@</text:span><text:span text:style-name="T66">&lt;/</text:span><text:span text:style-name="T67">th</text:span><text:span text:style-name="T66">&gt;</text:span></text:p>
      <text:p text:style-name="P25"><text:span text:style-name="T66">&lt;</text:span><text:span text:style-name="T67">th</text:span><text:span text:style-name="T66">&gt;</text:span><text:span text:style-name="T36">@label.name</text:span><text:span text:style-name="T34">@</text:span><text:span text:style-name="T66">&lt;/</text:span><text:span text:style-name="T67">th</text:span><text:span text:style-name="T66">&gt;</text:span></text:p>
      <text:p text:style-name="P25"><text:span text:style-name="T66">&lt;</text:span><text:span text:style-name="T67">th</text:span><text:span text:style-name="T66">&gt;</text:span><text:span text:style-name="T36">@label.link</text:span><text:span text:style-name="T34">@</text:span><text:span text:style-name="T66">&lt;/</text:span><text:span text:style-name="T67">th</text:span><text:span text:style-name="T66">&gt;</text:span></text:p>
      <text:p text:style-name="P25"><text:span text:style-name="T66">&lt;</text:span><text:span text:style-name="T67">th</text:span><text:span text:style-name="T66">&gt;</text:span><text:span text:style-name="T36">@label.description</text:span><text:span text:style-name="T34">@</text:span><text:span text:style-name="T66">&lt;/</text:span><text:span text:style-name="T67">th</text:span><text:span text:style-name="T66">&gt;</text:span></text:p>
      <text:p text:style-name="P25"><text:span text:style-name="T66">&lt;/</text:span><text:span text:style-name="T67">tr</text:span><text:span text:style-name="T66">&gt;</text:span></text:p>
      <text:p text:style-name="P25"><text:span text:style-name="T36"><text:s text:c="5"/>@model(</text:span><text:span text:style-name="T66">&lt;</text:span><text:span text:style-name="T67">tr</text:span><text:span text:style-name="T66">&gt;</text:span></text:p>
      <text:p text:style-name="P25"><text:span text:style-name="T66">&lt;</text:span><text:span text:style-name="T67">td</text:span><text:span text:style-name="T66">&gt;</text:span><text:span text:style-name="T36">@element.get</text:span><text:span text:style-name="T34">*(ID)*@</text:span><text:span text:style-name="T66">&lt;/</text:span><text:span text:style-name="T67">td</text:span><text:span text:style-name="T66">&gt;</text:span></text:p>
      <text:p text:style-name="P25"><text:span text:style-name="T66">&lt;</text:span><text:span text:style-name="T67">td</text:span><text:span text:style-name="T66">&gt;&lt;</text:span><text:span text:style-name="T67">a</text:span><text:span text:style-name="T68"> </text:span><text:span text:style-name="T69">href</text:span><text:span text:style-name="T34">=</text:span><text:span text:style-name="T58">"@.element.get*(LINK)*@"</text:span><text:span text:style-name="T68"> </text:span><text:span text:style-name="T69">target</text:span><text:span text:style-name="T34">=</text:span><text:span text:style-name="T58">"_blank"</text:span><text:span text:style-name="T66">&gt;</text:span><text:span text:style-name="T36">@element.get</text:span><text:span text:style-name="T34">*(NAME)*@</text:span><text:span text:style-name="T66">&lt;/</text:span><text:span text:style-name="T67">a</text:span><text:span text:style-name="T66">&gt;&lt;/</text:span><text:span text:style-name="T67">td</text:span><text:span text:style-name="T66">&gt;</text:span><text:span text:style-name="T70">&lt;!-- <text:s/>check if encoding required --&gt;</text:span></text:p>
      <text:p text:style-name="P25"><text:span text:style-name="T66">&lt;</text:span><text:span text:style-name="T67">td</text:span><text:span text:style-name="T68"> </text:span><text:span text:style-name="T69">class</text:span><text:span text:style-name="T34">=</text:span><text:span text:style-name="T58">"shrinked"</text:span><text:span text:style-name="T66">&gt;</text:span><text:span text:style-name="T36">@element.get</text:span><text:span text:style-name="T34">*(LINK)*@</text:span><text:span text:style-name="T66">&lt;/</text:span><text:span text:style-name="T67">td</text:span><text:span text:style-name="T66">&gt;</text:span></text:p>
      <text:p text:style-name="P25"><text:span text:style-name="T66">&lt;</text:span><text:span text:style-name="T67">td</text:span><text:span text:style-name="T66">&gt;</text:span><text:span text:style-name="T36">@element.get</text:span><text:span text:style-name="T34">*(DESCRIPTION)*@</text:span><text:span text:style-name="T66">&lt;/</text:span><text:span text:style-name="T67">td</text:span><text:span text:style-name="T66">&gt;</text:span></text:p>
      <text:p text:style-name="P25"><text:span text:style-name="T66">&lt;/</text:span><text:span text:style-name="T67">tr</text:span><text:span text:style-name="T66">&gt;</text:span><text:span text:style-name="T36">)@</text:span></text:p>
      <text:p text:style-name="P24"><text:span text:style-name="T36"><text:s text:c="4"/></text:span><text:span text:style-name="T66">&lt;/</text:span><text:span text:style-name="T67">table</text:span><text:span text:style-name="T66">&gt;</text:span></text:p>
      <text:p text:style-name="Standard">As you can see, it requires a little touch. <text:span text:style-name="T71">The table got id </text:span><text:span text:style-name="T124">of </text:span><text:span text:style-name="T71">links. The table header got a column labeled as </text:span><text:span text:style-name="T124">a</text:span><text:span text:style-name="T74"> </text:span><text:span text:style-name="T71">link. </text:span><text:span text:style-name="T76">The</text:span><text:span text:style-name="T71"> column name becomes an anchor. </text:span><text:span text:style-name="T76">The</text:span><text:span text:style-name="T71"> column link got class shrinked. That’s all.</text:span></text:p>
      <text:p text:style-name="P11"><text:span text:style-name="T72">Now text/links.properties should be updated. Currently only English is used, but you can add </text:span><text:span text:style-name="T76">other</text:span><text:span text:style-name="T72"> language</text:span><text:span text:style-name="T76">s</text:span><text:span text:style-name="T72">.</text:span></text:p>
      <text:p text:style-name="P9"># put localized labels here</text:p>
      <text:p text:style-name="P9">title=Links</text:p>
      <text:p text:style-name="P9">name=Name</text:p>
      <text:p text:style-name="P9">description=Description</text:p>
      <text:p text:style-name="P9">link=Link</text:p>
      <text:p text:style-name="P9">id=Id</text:p>
      <text:p text:style-name="P10"><text:span text:style-name="T73">And finally css for the links table can be defined. It should be custom css defined in the file </text:span>view/insert/headcss.htmt</text:p>
      <text:p text:style-name="P10">table#links <text:s/>tr:nth-child(even) {background-color: #f2f2f2;}</text:p>
      <text:p text:style-name="P10"/>
      <text:p text:style-name="P10">table#links <text:s/>th {font-size: 1.50em;}</text:p>
      <text:p text:style-name="P10"/>
      <text:p text:style-name="P10">.shrinked {white-space: nowrap;</text:p>
      <text:p text:style-name="P10">overflow: hidden; display: block;</text:p>
      <text:p text:style-name="P10">text-overflow: ellipsis; width:316pt}</text:p>
      <text:p text:style-name="P10"/>
      <text:p text:style-name="P41"><text:span text:style-name="T73">The file is deployed as a part of the project, but empty at beginning, so any content can be provided for </text:span><text:span text:style-name="T74">a</text:span><text:span text:style-name="T73"> custom css after. </text:span><text:span text:style-name="T75">The file has to be added to the project, otherwise its content </text:span><text:span text:style-name="T124">coming</text:span><text:span text:style-name="T75"> from Webbee.</text:span></text:p>
      <text:p text:style-name="P30"><text:span text:style-name="T77">Most of people are familiar with CRUD REST services, however a different concept is used here. It is called conversational (some other sources call it </text:span><text:span text:style-name="T78">a </text:span><text:span text:style-name="T77">gossiping protocol). General idea that every party involved </text:span><text:span text:style-name="T78">i</text:span><text:span text:style-name="T77">n a conversation, just tells what happened on its side. </text:span><text:span text:style-name="T78">For example, a device can tell like: such links were added, such modified, such removed. A server can respond like, these links were added with such global ids, and other links where added with such ids by other devices and so on. </text:span><text:span text:style-name="T81">This</text:span><text:span text:style-name="T78"> approach significantly reduce</text:span><text:span text:style-name="T81">s</text:span><text:span text:style-name="T78"> a traffic pollution, but preserve</text:span><text:span text:style-name="T79">s</text:span><text:span text:style-name="T78"> other benefits as </text:span><text:span text:style-name="T79">a </text:span><text:span text:style-name="T78">managing </text:span><text:span text:style-name="T79">of </text:span><text:span text:style-name="T78">transactions. Webbee provides the</text:span> Conversational <text:s/><text:span text:style-name="T79">base class to implement a particular conversational exchange. </text:span><text:span text:style-name="T80">The Sync class presenting a micro frontend for this task. </text:span><text:span text:style-name="T81">Two methods get overridden : readModel and process. For this type of communication http method PUT is used, </text:span><text:span text:style-name="T82">because allows a request payload and obviously accepts a payload back. The method readModel converts a request </text:span><text:soft-page-break/><text:span text:style-name="T82">payload in a model object and then passes it to the process. The method process</text:span><text:span text:style-name="T83">es the</text:span><text:span text:style-name="T82"> input data and gene</text:span><text:span text:style-name="T83">r</text:span><text:span text:style-name="T82">ate</text:span><text:span text:style-name="T83">s an</text:span><text:span text:style-name="T82"> output data which get</text:span><text:span text:style-name="T83">s</text:span><text:span text:style-name="T82"> then wrapped in </text:span><text:span text:style-name="T83">an http response as </text:span><text:span text:style-name="T85">a </text:span><text:span text:style-name="T83">function of a view in term of a standard Webbee micro frontend architecture.</text:span></text:p>
      <text:p text:style-name="P31">When a notification that some links are changed should be sent? Obviously when links are updated on <text:span text:style-name="T86">the</text:span> backend side. The method sendNote is used for that. <text:span text:style-name="T86">An implementation of the method looks like:</text:span></text:p>
      <text:p text:style-name="P31"><text:span text:style-name="T34"><text:tab/></text:span><text:span text:style-name="T47">void</text:span><text:span text:style-name="T34"> </text:span><text:span text:style-name="T38">sendNote</text:span><text:span text:style-name="T34">() {</text:span></text:p>
      <text:p text:style-name="P25"><text:span text:style-name="T34"><text:tab/><text:tab/></text:span><text:span text:style-name="T54">ns</text:span><text:span text:style-name="T34"> = SharelinksModel.</text:span><text:span text:style-name="T53">notifService</text:span><text:span text:style-name="T34">;</text:span></text:p>
      <text:p text:style-name="P25"><text:span text:style-name="T34"><text:tab/><text:tab/></text:span><text:span text:style-name="T47">try</text:span><text:span text:style-name="T34"> {</text:span></text:p>
      <text:p text:style-name="P25"><text:span text:style-name="T34"><text:tab/><text:tab/><text:tab/></text:span><text:span text:style-name="T47">if</text:span><text:span text:style-name="T34"> (</text:span><text:span text:style-name="T54">ns</text:span><text:span text:style-name="T34"> != </text:span><text:span text:style-name="T47">null</text:span><text:span text:style-name="T34">) {</text:span></text:p>
      <text:p text:style-name="P25"><text:span text:style-name="T34"><text:tab/><text:tab/><text:tab/><text:tab/>WebEvent </text:span><text:span text:style-name="T49">we</text:span><text:span text:style-name="T34">;</text:span></text:p>
      <text:p text:style-name="P25"><text:span text:style-name="T34"><text:tab/><text:tab/><text:tab/><text:tab/></text:span><text:span text:style-name="T54">ns</text:span><text:span text:style-name="T34">.publish(</text:span><text:span text:style-name="T49">we</text:span><text:span text:style-name="T34"> = </text:span><text:span text:style-name="T47">new</text:span><text:span text:style-name="T34"> WebEvent().setAction(</text:span><text:span text:style-name="T56">"refreshList"</text:span><text:span text:style-name="T34">).setId(getProperties().getProperty(SharelinksModel.</text:span><text:span text:style-name="T51">NOTIF_CHANNEL</text:span><text:span text:style-name="T34">))); </text:span><text:span text:style-name="T87">// it is like an event builder</text:span></text:p>
      <text:p text:style-name="P25"><text:span text:style-name="T34"><text:tab/><text:tab/><text:tab/><text:tab/>log(</text:span><text:span text:style-name="T56">"An update event sent to %s/%s %s"</text:span><text:span text:style-name="T34">, </text:span><text:span text:style-name="T47">null</text:span><text:span text:style-name="T34">, </text:span><text:span text:style-name="T54">ns</text:span><text:span text:style-name="T34">, getProperties().getProperty(SharelinksModel.</text:span><text:span text:style-name="T51">NOTIF_CHANNEL</text:span><text:span text:style-name="T34">), </text:span><text:span text:style-name="T49">we</text:span><text:span text:style-name="T34">);</text:span></text:p>
      <text:p text:style-name="P25"><text:span text:style-name="T34"><text:tab/><text:tab/><text:tab/>}</text:span></text:p>
      <text:p text:style-name="P25"><text:span text:style-name="T34"><text:tab/><text:tab/>} </text:span><text:span text:style-name="T47">catch</text:span><text:span text:style-name="T34"> (NotifException </text:span><text:span text:style-name="T49">e</text:span><text:span text:style-name="T34">) {</text:span></text:p>
      <text:p text:style-name="P25"><text:span text:style-name="T34"><text:tab/><text:tab/><text:tab/>log(</text:span><text:span text:style-name="T56">"error in publish %s"</text:span><text:span text:style-name="T34">, </text:span><text:span text:style-name="T49">e</text:span><text:span text:style-name="T34">, getProperties().getProperty(SharelinksModel.</text:span><text:span text:style-name="T51">NOTIF_CHANNEL</text:span><text:span text:style-name="T34">));</text:span></text:p>
      <text:p text:style-name="P25"><text:span text:style-name="T34"><text:tab/><text:tab/>}</text:span></text:p>
      <text:p text:style-name="P31"><text:span text:style-name="T34"><text:tab/>}</text:span></text:p>
      <text:p text:style-name="P31"/>
      <text:p text:style-name="P35"><text:span text:style-name="T84">The Buzzbee library </text:span><text:span text:style-name="T86">makes sending notifications really simple. Firs</text:span><text:span text:style-name="T84">t </text:span><text:span text:style-name="T88">a reference to the Buzzbee micro notification service has to be obtained</text:span><text:span text:style-name="T84">. </text:span><text:span text:style-name="T88">After that, a notification event ca</text:span><text:span text:style-name="T90">n</text:span><text:span text:style-name="T88"> be published. The notification even</text:span><text:span text:style-name="T90">t</text:span><text:span text:style-name="T88"> includes a notification action – refreshing links list and a notification </text:span><text:span text:style-name="T96">server</text:span><text:span text:style-name="T88"> – refresh. The Buzzbee supports also a notification channel and </text:span><text:span text:style-name="T90">a </text:span><text:span text:style-name="T88">notification id parameters, but they have no use for the project. </text:span><text:span text:style-name="T89">The notification micro service has to be started in SharelinksModel as below:</text:span></text:p>
      <text:p text:style-name="P32"><text:span text:style-name="T45">@Override</text:span></text:p>
      <text:p text:style-name="P25"><text:span text:style-name="T34"><text:tab/></text:span><text:span text:style-name="T47">protected</text:span><text:span text:style-name="T34"> </text:span><text:span text:style-name="T47">void</text:span><text:span text:style-name="T34"> initServices() {</text:span></text:p>
      <text:p text:style-name="P25"><text:span text:style-name="T34"><text:tab/><text:tab/></text:span><text:span text:style-name="T47">super</text:span><text:span text:style-name="T34">.initServices();</text:span></text:p>
      <text:p text:style-name="P32"><text:span text:style-name="T34"><text:tab/><text:tab/>register(</text:span><text:span text:style-name="T53">notifService</text:span><text:span text:style-name="T34"> = </text:span><text:span text:style-name="T47">new</text:span><text:span text:style-name="T34"> NotifServ().init(</text:span><text:span text:style-name="T47">new</text:span><text:span text:style-name="T34"> Properties(), </text:span><text:span text:style-name="T47">this</text:span><text:span text:style-name="T34">).start());</text:span></text:p>
      <text:p text:style-name="P32"><text:span text:style-name="T34"/></text:p>
      <text:p text:style-name="P33">Since Buzzbee doesn’t get added to the project build script by scaffolding procedure, you will add it manually in env.xml as below:</text:p>
      <text:p text:style-name="P33"><text:span text:style-name="T68"><text:s text:c="2"/>&lt;variable name="BUZZBEE_LIB" type="path"&gt;/home/</text:span><text:span text:style-name="T36">dmitriy</text:span><text:span text:style-name="T68">/projects/</text:span><text:span text:style-name="T36">Buzzbee</text:span><text:span text:style-name="T68">/build/buzzbee.jar&lt;/variable&gt;</text:span></text:p>
      <text:p text:style-name="P25"><text:span text:style-name="T68"><text:s text:c="2"/></text:span></text:p>
      <text:p text:style-name="P33"><text:span text:style-name="T68"><text:s text:c="2"/>&lt;variable name="BUZZBEE_JS" type="path"&gt;/home/</text:span><text:span text:style-name="T36">dmitriy</text:span><text:span text:style-name="T68">/projects/</text:span><text:span text:style-name="T36">Buzzbee</text:span><text:span text:style-name="T68">/</text:span><text:span text:style-name="T36">src</text:span><text:span text:style-name="T68">/</text:span><text:span text:style-name="T36">js</text:span><text:span text:style-name="T68">/buzzbee.js&lt;/variable&gt;</text:span></text:p>
      <text:p text:style-name="P33"><text:span text:style-name="T68"/></text:p>
      <text:p text:style-name="Standard">Needs of js file will be discussed <text:span text:style-name="T92">next</text:span>. <text:span text:style-name="T91">Finally we can discuss how these notification events delivered to a browser and then processe</text:span><text:span text:style-name="T92">d</text:span><text:span text:style-name="T91">. </text:span><text:span text:style-name="T92">As it was said at beginning, websocket will be used for that. </text:span><text:span text:style-name="T93">Server endpoint class needs to be supplied with the project. The Buzzbee includes an example of a server endpoint class, so a good idea is just inherit own class from it.</text:span></text:p>
      <text:p text:style-name="Standard"/>
      <text:p text:style-name="Standard">package com.walletwizz.sharelinks.ux.ws;</text:p>
      <text:p text:style-name="Standard"/>
      <text:p text:style-name="Standard">import javax.websocket.CloseReason;</text:p>
      <text:p text:style-name="Standard">import javax.websocket.DecodeException;</text:p>
      <text:p text:style-name="Standard">import javax.websocket.Decoder;</text:p>
      <text:p text:style-name="Standard">import javax.websocket.EndpointConfig;</text:p>
      <text:p text:style-name="Standard">import javax.websocket.OnClose;</text:p>
      <text:p text:style-name="Standard"><text:soft-page-break/>import javax.websocket.OnMessage;</text:p>
      <text:p text:style-name="Standard">import javax.websocket.Session;</text:p>
      <text:p text:style-name="Standard">import javax.websocket.server.PathParam;</text:p>
      <text:p text:style-name="Standard">import javax.websocket.server.ServerEndpoint;</text:p>
      <text:p text:style-name="Standard"/>
      <text:p text:style-name="Standard">import java.io.StringReader;</text:p>
      <text:p text:style-name="Standard">import java.util.ArrayList;</text:p>
      <text:p text:style-name="Standard"/>
      <text:p text:style-name="Standard">import javax.json.Json;</text:p>
      <text:p text:style-name="Standard">import javax.json.JsonObject;</text:p>
      <text:p text:style-name="Standard">import javax.json.JsonReader;</text:p>
      <text:p text:style-name="Standard">import javax.json.JsonValue;</text:p>
      <text:p text:style-name="Standard"/>
      <text:p text:style-name="Standard">import com.beegman.buzzbee.LogImpl;</text:p>
      <text:p text:style-name="Standard">import com.beegman.buzzbee.NotifServ.NotifException;</text:p>
      <text:p text:style-name="Standard">import com.beegman.buzzbee.WebEvent;</text:p>
      <text:p text:style-name="Standard">import com.beegman.buzzbee.web.NotifEndPoint;</text:p>
      <text:p text:style-name="Standard">import com.walletwizz.sharelinks.model.SharelinksModel;</text:p>
      <text:p text:style-name="Standard"/>
      <text:p text:style-name="Standard">@ServerEndpoint(value = "/notif/web/{servName}", encoders = NotifEndPoint.WebEventEncoder.class, decoders=UIRefresher.ClientMesDecoder.class)</text:p>
      <text:p text:style-name="Standard">public class UIRefresher extends NotifEndPoint {</text:p>
      <text:p text:style-name="Standard"><text:tab/></text:p>
      <text:p text:style-name="Standard"><text:tab/>public static class ClientMessage {</text:p>
      <text:p text:style-name="Standard"><text:tab/><text:tab/>public String id;</text:p>
      <text:p text:style-name="Standard"><text:tab/><text:tab/>public String op;</text:p>
      <text:p text:style-name="Standard"><text:tab/><text:tab/>public Object data;</text:p>
      <text:p text:style-name="Standard"><text:tab/><text:tab/>@Override</text:p>
      <text:p text:style-name="Standard"><text:tab/><text:tab/>public String toString() {<text:tab/><text:tab/><text:tab/></text:p>
      <text:p text:style-name="Standard"><text:tab/><text:tab/><text:tab/>return ""+id+"/"+op+"/"+data;</text:p>
      <text:p text:style-name="Standard"><text:tab/><text:tab/>}</text:p>
      <text:p text:style-name="Standard"><text:tab/><text:tab/></text:p>
      <text:p text:style-name="Standard"><text:tab/>} </text:p>
      <text:p text:style-name="Standard"><text:tab/></text:p>
      <text:p text:style-name="Standard"><text:tab/>public UIRefresher() {</text:p>
      <text:p text:style-name="Standard"><text:tab/><text:tab/>ns = SharelinksModel.notifService;</text:p>
      <text:p text:style-name="Standard"><text:tab/>}</text:p>
      <text:p text:style-name="Standard"/>
      <text:p text:style-name="Standard"><text:tab/>@OnMessage</text:p>
      <text:p text:style-name="Standard"><text:tab/>public void fromClient(ClientMessage mes, Session s, @PathParam("servName") String servName) {</text:p>
      <text:p text:style-name="Standard"><text:tab/><text:tab/>LogImpl.log.debug("got message %s for %s from %s", mes.id, servName, s.getPathParameters());</text:p>
      <text:p text:style-name="Standard"><text:tab/><text:tab/>ses = s;</text:p>
      <text:p text:style-name="Standard"><text:tab/><text:tab/></text:p>
      <text:p text:style-name="Standard"><text:tab/><text:tab/>if (ns != null)</text:p>
      <text:p text:style-name="Standard"><text:tab/><text:tab/><text:tab/>try {</text:p>
      <text:p text:style-name="Standard"><text:tab/><text:tab/><text:tab/><text:tab/>switch(mes.op) {</text:p>
      <text:p text:style-name="Standard"><text:tab/><text:tab/><text:tab/><text:tab/>case "subscribe":</text:p>
      <text:p text:style-name="Standard"><text:soft-page-break/><text:tab/><text:tab/><text:tab/><text:tab/><text:tab/>if (!notifIds.contains(mes.id)) {</text:p>
      <text:p text:style-name="Standard"><text:tab/><text:tab/><text:tab/><text:tab/><text:tab/><text:tab/>ns.subscribe(mes.id, this);</text:p>
      <text:p text:style-name="Standard"><text:tab/><text:tab/><text:tab/><text:tab/><text:tab/><text:tab/>notifIds.add(mes.id);</text:p>
      <text:p text:style-name="Standard"><text:tab/><text:tab/><text:tab/><text:tab/><text:tab/><text:tab/>LogImpl.log.debug("Subscribed to %s", mes.id);</text:p>
      <text:p text:style-name="Standard"><text:tab/><text:tab/><text:tab/><text:tab/><text:tab/>}</text:p>
      <text:p text:style-name="Standard"><text:tab/><text:tab/><text:tab/><text:tab/><text:tab/>break;</text:p>
      <text:p text:style-name="Standard"><text:tab/><text:tab/><text:tab/><text:tab/>}</text:p>
      <text:p text:style-name="Standard"><text:tab/><text:tab/><text:tab/>} catch (NotifException e) {</text:p>
      <text:p text:style-name="Standard"><text:tab/><text:tab/><text:tab/><text:tab/>LogImpl.log.error(e, "");</text:p>
      <text:p text:style-name="Standard"><text:tab/><text:tab/><text:tab/>}</text:p>
      <text:p text:style-name="Standard"><text:tab/>}</text:p>
      <text:p text:style-name="Standard"><text:tab/></text:p>
      <text:p text:style-name="Standard"><text:tab/>@OnClose</text:p>
      <text:p text:style-name="Standard"><text:tab/>@Override</text:p>
      <text:p text:style-name="Standard"><text:tab/>public void unsubscribe(@PathParam("servName") String servName, CloseReason reason) {</text:p>
      <text:p text:style-name="Standard"><text:tab/><text:tab/>super.unsubscribe(servName, reason);</text:p>
      <text:p text:style-name="Standard"><text:tab/>}</text:p>
      <text:p text:style-name="Standard"/>
      <text:p text:style-name="Standard"/>
      <text:p text:style-name="Standard"><text:tab/>protected WebEvent build(String topic, JsonObject data) {</text:p>
      <text:p text:style-name="Standard"><text:tab/><text:tab/>String func = null;</text:p>
      <text:p text:style-name="Standard"><text:tab/><text:tab/>if (data.containsKey("name"))</text:p>
      <text:p text:style-name="Standard"><text:tab/><text:tab/><text:tab/>func = data.getString("name");</text:p>
      <text:p text:style-name="Standard"><text:tab/><text:tab/>ArrayList&lt;String&gt; params = new ArrayList&lt;&gt;();</text:p>
      <text:p text:style-name="Standard"><text:tab/><text:tab/>if (data.containsKey("params"))</text:p>
      <text:p text:style-name="Standard"><text:tab/><text:tab/><text:tab/>data.getJsonArray("params").getValuesAs(JsonValue.class).forEach(v -&gt; params.add(v.toString()));</text:p>
      <text:p text:style-name="Standard"><text:tab/><text:tab/>return new WebEvent().setId(topic).setAction(func).setAttributes(params.toArray());</text:p>
      <text:p text:style-name="Standard"><text:tab/>}</text:p>
      <text:p text:style-name="Standard"><text:tab/></text:p>
      <text:p text:style-name="Standard"><text:tab/>public static class ClientMesDecoder implements Decoder.Text&lt;ClientMessage&gt; {</text:p>
      <text:p text:style-name="Standard"/>
      <text:p text:style-name="Standard"><text:tab/><text:tab/>@Override</text:p>
      <text:p text:style-name="Standard"><text:tab/><text:tab/>public void destroy() {</text:p>
      <text:p text:style-name="Standard"><text:tab/><text:tab/><text:tab/>// TODO Auto-generated method stub</text:p>
      <text:p text:style-name="Standard"><text:tab/><text:tab/><text:tab/></text:p>
      <text:p text:style-name="Standard"><text:tab/><text:tab/>}</text:p>
      <text:p text:style-name="Standard"/>
      <text:p text:style-name="Standard"><text:tab/><text:tab/>@Override</text:p>
      <text:p text:style-name="Standard"><text:tab/><text:tab/>public void init(EndpointConfig arg0) {</text:p>
      <text:p text:style-name="Standard"><text:tab/><text:tab/><text:tab/>// TODO Auto-generated method stub</text:p>
      <text:p text:style-name="Standard"><text:tab/><text:tab/><text:tab/></text:p>
      <text:p text:style-name="Standard"><text:tab/><text:tab/>}</text:p>
      <text:p text:style-name="Standard"/>
      <text:p text:style-name="Standard"><text:tab/><text:tab/>@Override</text:p>
      <text:p text:style-name="Standard"><text:tab/><text:tab/>public ClientMessage decode(String arg0) throws DecodeException {</text:p>
      <text:p text:style-name="Standard"><text:tab/><text:tab/><text:tab/>JsonReader reader = Json.createReader(new StringReader(arg0));</text:p>
      <text:p text:style-name="Standard"><text:tab/><text:tab/><text:tab/>JsonObject <text:s/>obj = reader.readObject();</text:p>
      <text:p text:style-name="Standard"><text:tab/><text:tab/><text:tab/>ClientMessage result = new ClientMessage();</text:p>
      <text:p text:style-name="Standard"><text:soft-page-break/><text:tab/><text:tab/><text:tab/>result.op = obj.getString("op");</text:p>
      <text:p text:style-name="Standard"><text:tab/><text:tab/><text:tab/>result.id = obj.getString("id");</text:p>
      <text:p text:style-name="Standard"><text:tab/><text:tab/><text:tab/>if (obj.containsKey("data"))</text:p>
      <text:p text:style-name="Standard"><text:tab/><text:tab/><text:tab/>result.data = obj.getJsonObject("data");</text:p>
      <text:p text:style-name="Standard"><text:tab/><text:tab/><text:tab/>return result;</text:p>
      <text:p text:style-name="Standard"><text:tab/><text:tab/>}</text:p>
      <text:p text:style-name="Standard"/>
      <text:p text:style-name="Standard"><text:tab/><text:tab/>@Override</text:p>
      <text:p text:style-name="Standard"><text:tab/><text:tab/>public boolean willDecode(String arg0) {</text:p>
      <text:p text:style-name="Standard"><text:tab/><text:tab/><text:tab/>return arg0.startsWith("{") || arg0.startsWith("[");</text:p>
      <text:p text:style-name="Standard"><text:tab/><text:tab/>}<text:tab/></text:p>
      <text:p text:style-name="Standard"><text:tab/>}</text:p>
      <text:p text:style-name="Standard">}</text:p>
      <text:p text:style-name="P34"><text:span text:style-name="T94">The server endpoint processes only one </text:span><text:span text:style-name="T95">kind of a</text:span><text:span text:style-name="T94"> message from a browser, as a request to subscribe on </text:span><text:span text:style-name="T95">a </text:span><text:span text:style-name="T94">certain event. The </text:span><text:span text:style-name="T95">request gets passed to the notification service and all related notification</text:span><text:span text:style-name="T97">s</text:span><text:span text:style-name="T95"> from it will be delivered to the browser the subscription request came from.</text:span><text:span text:style-name="T94"> <text:s/></text:span><text:span text:style-name="T97">Encoder for such messages is defined in the parent class </text:span><text:span text:style-name="T111">of server endpoint class</text:span><text:span text:style-name="T97">. Now time to consider a work happens in a browser. When first time a page gets loaded, a browser execute an init procedure. The procedure calls </text:span>extra_actions <text:span text:style-name="T97">if it’s specified. The function is defined in wsinit.js file. The file is added to view/insert/headextra.html. Finally the line:</text:span></text:p>
      <text:p text:style-name="P34"><text:span text:style-name="T39">headextra=</text:span><text:span text:style-name="T59">insert/headextra.html</text:span></text:p>
      <text:p text:style-name="P36">added to the file <text:span text:style-name="T102">cfg/</text:span>sharelinks.properties. <text:span text:style-name="T102">It is a bit complicated at first, but later it will be very natural. What will happen in <text:s/>the function extra_actions? Consider content of wsinit.js.</text:span></text:p>
      <text:p text:style-name="P36"><text:span text:style-name="T103">function</text:span><text:span text:style-name="T34"> </text:span><text:span text:style-name="T98">wsinit</text:span><text:span text:style-name="T34">(ur) {</text:span></text:p>
      <text:p text:style-name="P25"><text:span text:style-name="T104"><text:tab/>//console.log('WSAPI initialized as '+ WSAPI)</text:span></text:p>
      <text:p text:style-name="P25"><text:span text:style-name="T104"><text:tab/>// alert('extra for '+ctx+' and '+WSAPI)</text:span></text:p>
      <text:p text:style-name="P25"><text:span text:style-name="T34"><text:tab/></text:span><text:span text:style-name="T105">WSAPI</text:span><text:span text:style-name="T34">.</text:span><text:span text:style-name="T99">init</text:span><text:span text:style-name="T34">(</text:span><text:span text:style-name="T99">ur</text:span><text:span text:style-name="T34">, </text:span><text:span text:style-name="T106">"refresh"</text:span><text:span text:style-name="T34">, </text:span><text:span text:style-name="T99">sub_to_refresh</text:span><text:span text:style-name="T34">)</text:span></text:p>
      <text:p text:style-name="P25"><text:span text:style-name="T34">}</text:span></text:p>
      <text:p text:style-name="P26"/>
      <text:p text:style-name="P25"><text:span text:style-name="T103">function</text:span><text:span text:style-name="T34"> </text:span><text:span text:style-name="T99">sub_to_refresh</text:span><text:span text:style-name="T34">() {</text:span></text:p>
      <text:p text:style-name="P25"><text:span text:style-name="T104">//<text:tab/>alert('conn op')</text:span></text:p>
      <text:p text:style-name="P25"><text:span text:style-name="T34"><text:tab/></text:span><text:span text:style-name="T105">WSAPI</text:span><text:span text:style-name="T34">.</text:span><text:span text:style-name="T99">subscribe</text:span><text:span text:style-name="T34">(</text:span><text:span text:style-name="T106">'refresh'</text:span><text:span text:style-name="T34">)</text:span></text:p>
      <text:p text:style-name="P25"><text:span text:style-name="T34">}</text:span></text:p>
      <text:p text:style-name="P26"/>
      <text:p text:style-name="P25"><text:span text:style-name="T103">function</text:span><text:span text:style-name="T34"> </text:span><text:span text:style-name="T99">refreshList</text:span><text:span text:style-name="T34">() {</text:span></text:p>
      <text:p text:style-name="P25"><text:span text:style-name="T34"><text:tab/></text:span><text:span text:style-name="T99">loadInnerPage</text:span><text:span text:style-name="T34">(</text:span><text:span text:style-name="T106">'/sharelinks/webbee/'</text:span><text:span text:style-name="T34">, </text:span><text:span text:style-name="T106">'#Links'</text:span><text:span text:style-name="T34">, </text:span><text:span text:style-name="T106">'#payload'</text:span><text:span text:style-name="T34">, </text:span><text:span text:style-name="T99">update_search</text:span><text:span text:style-name="T34">)</text:span></text:p>
      <text:p text:style-name="P25"><text:span text:style-name="T34">}</text:span></text:p>
      <text:p text:style-name="P26"/>
      <text:p text:style-name="P25"><text:span text:style-name="T103">function</text:span><text:span text:style-name="T34"> </text:span><text:span text:style-name="T99">update_search</text:span><text:span text:style-name="T34">() {</text:span></text:p>
      <text:p text:style-name="P25"><text:span text:style-name="T34"><text:tab/></text:span><text:span text:style-name="T103">const</text:span><text:span text:style-name="T34"> </text:span><text:span text:style-name="T105">node</text:span><text:span text:style-name="T34"> </text:span><text:span text:style-name="T107">=</text:span><text:span text:style-name="T34"> </text:span><text:span text:style-name="T99">document</text:span><text:span text:style-name="T34">.</text:span><text:span text:style-name="T99">getElementById</text:span><text:span text:style-name="T34">(</text:span><text:span text:style-name="T106">'search'</text:span><text:span text:style-name="T34">)</text:span></text:p>
      <text:p text:style-name="P25"><text:span text:style-name="T34"><text:tab/></text:span><text:span text:style-name="T107">if</text:span><text:span text:style-name="T34"> (</text:span><text:span text:style-name="T99">node</text:span><text:span text:style-name="T34">.</text:span><text:span text:style-name="T99">value</text:span><text:span text:style-name="T34"> </text:span><text:span text:style-name="T107">!=</text:span><text:span text:style-name="T34"> </text:span><text:span text:style-name="T106">''</text:span><text:span text:style-name="T34">)</text:span></text:p>
      <text:p text:style-name="P25"><text:span text:style-name="T34"><text:tab/><text:tab/></text:span><text:span text:style-name="T99">search_link</text:span><text:span text:style-name="T34">(</text:span><text:span text:style-name="T99">node</text:span><text:span text:style-name="T34">.</text:span><text:span text:style-name="T99">value</text:span><text:span text:style-name="T34">,</text:span><text:span text:style-name="T108">true</text:span><text:span text:style-name="T34">)</text:span></text:p>
      <text:p text:style-name="P25"><text:span text:style-name="T34">}</text:span></text:p>
      <text:p text:style-name="P26"/>
      <text:p text:style-name="P25"><text:span text:style-name="T103">function</text:span><text:span text:style-name="T34"> </text:span><text:span text:style-name="T99">extra_actions</text:span><text:span text:style-name="T34">(s, ctx) {</text:span></text:p>
      <text:p text:style-name="P25"><text:span text:style-name="T104"><text:tab/>// location.host</text:span></text:p>
      <text:p text:style-name="P25"><text:span text:style-name="T34"><text:tab/></text:span><text:span text:style-name="T98">wsinit</text:span><text:span text:style-name="T34">(</text:span><text:span text:style-name="T106">'ws'</text:span><text:span text:style-name="T107">+</text:span><text:span text:style-name="T99">s</text:span><text:span text:style-name="T107">+</text:span><text:span text:style-name="T106">'://'</text:span><text:span text:style-name="T107">+</text:span><text:span text:style-name="T99">location</text:span><text:span text:style-name="T34">.</text:span><text:span text:style-name="T99">hostname</text:span><text:span text:style-name="T107">+</text:span><text:span text:style-name="T106">':'</text:span><text:span text:style-name="T107">+</text:span><text:span text:style-name="T99">location</text:span><text:span text:style-name="T34">.</text:span><text:span text:style-name="T99">port</text:span><text:span text:style-name="T107">+</text:span><text:span text:style-name="T99">ctx</text:span><text:span text:style-name="T34">)</text:span></text:p>
      <text:p text:style-name="P25"><text:span text:style-name="T34"><text:tab/></text:span><text:span text:style-name="T103">const</text:span><text:span text:style-name="T34"> </text:span><text:span text:style-name="T105">node</text:span><text:span text:style-name="T34"> </text:span><text:span text:style-name="T107">=</text:span><text:span text:style-name="T34"> </text:span><text:span text:style-name="T99">document</text:span><text:span text:style-name="T34">.</text:span><text:span text:style-name="T99">getElementById</text:span><text:span text:style-name="T34">(</text:span><text:span text:style-name="T106">'search'</text:span><text:span text:style-name="T34">)</text:span></text:p>
      <text:p text:style-name="P25"><text:span text:style-name="T34"><text:s text:c="4"/></text:span><text:span text:style-name="T99">node</text:span><text:span text:style-name="T34">.</text:span><text:span text:style-name="T99">addEventListener</text:span><text:span text:style-name="T34">(</text:span><text:span text:style-name="T106">'keydown'</text:span><text:span text:style-name="T34">, </text:span><text:span text:style-name="T103">function</text:span><text:span text:style-name="T34"> </text:span><text:span text:style-name="T99">onEvent</text:span><text:span text:style-name="T34">(event) {</text:span></text:p>
      <text:p text:style-name="P25"><text:span text:style-name="T34"><text:tab/> <text:s text:c="3"/></text:span><text:span text:style-name="T107">if</text:span><text:span text:style-name="T34"> (</text:span><text:span text:style-name="T99">event</text:span><text:span text:style-name="T34">.</text:span><text:span text:style-name="T99">key</text:span><text:span text:style-name="T34"> </text:span><text:span text:style-name="T107">===</text:span><text:span text:style-name="T34"> </text:span><text:span text:style-name="T106">"Enter"</text:span><text:span text:style-name="T34">) {</text:span></text:p>
      <text:p text:style-name="P25"><text:span text:style-name="T34"><text:tab/><text:tab/> <text:s text:c="3"/></text:span><text:span text:style-name="T99">search_link</text:span><text:span text:style-name="T34">(</text:span><text:span text:style-name="T99">node</text:span><text:span text:style-name="T34">.</text:span><text:span text:style-name="T99">value</text:span><text:span text:style-name="T34">,</text:span><text:span text:style-name="T108">true</text:span><text:span text:style-name="T34">)</text:span></text:p>
      <text:p text:style-name="P25"><text:span text:style-name="T34"><text:tab/> <text:s text:c="7"/></text:span><text:span text:style-name="T107">return</text:span><text:span text:style-name="T34"> </text:span><text:span text:style-name="T108">false</text:span></text:p>
      <text:p text:style-name="P25"><text:span text:style-name="T34"><text:tab/> <text:s text:c="3"/>}</text:span></text:p>
      <text:p text:style-name="P25"><text:span text:style-name="T34"><text:s text:c="4"/>})</text:span></text:p>
      <text:p text:style-name="P25"><text:soft-page-break/><text:span text:style-name="T34">}</text:span></text:p>
      <text:p text:style-name="P26"/>
      <text:p text:style-name="P25"><text:span text:style-name="T103">function</text:span><text:span text:style-name="T34"> </text:span><text:span text:style-name="T99">search_link</text:span><text:span text:style-name="T34">(s,ci) {</text:span></text:p>
      <text:p text:style-name="P25"><text:span text:style-name="T34"><text:tab/></text:span><text:span text:style-name="T103">var</text:span><text:span text:style-name="T34"> </text:span><text:span text:style-name="T99">tab</text:span><text:span text:style-name="T34"> </text:span><text:span text:style-name="T107">=</text:span><text:span text:style-name="T34"> </text:span><text:span text:style-name="T99">document</text:span><text:span text:style-name="T34">.</text:span><text:span text:style-name="T99">querySelector</text:span><text:span text:style-name="T34">(</text:span><text:span text:style-name="T106">'#links'</text:span><text:span text:style-name="T34">)</text:span></text:p>
      <text:p text:style-name="P25"><text:span text:style-name="T34"><text:tab/></text:span><text:span text:style-name="T103">var</text:span><text:span text:style-name="T34"> </text:span><text:span text:style-name="T99">mark</text:span></text:p>
      <text:p text:style-name="P25"><text:span text:style-name="T34"><text:tab/></text:span><text:span text:style-name="T107">if</text:span><text:span text:style-name="T34"> (</text:span><text:span text:style-name="T107">!!</text:span><text:span text:style-name="T99">ci</text:span><text:span text:style-name="T34"> </text:span><text:span text:style-name="T107">&amp;&amp;</text:span><text:span text:style-name="T34"> </text:span><text:span text:style-name="T99">s</text:span><text:span text:style-name="T34"> </text:span><text:span text:style-name="T107">!=</text:span><text:span text:style-name="T34"> </text:span><text:span text:style-name="T106">''</text:span><text:span text:style-name="T34">)</text:span></text:p>
      <text:p text:style-name="P25"><text:span text:style-name="T34"><text:tab/> <text:s text:c="3"/></text:span><text:span text:style-name="T99">s</text:span><text:span text:style-name="T34"> </text:span><text:span text:style-name="T107">=</text:span><text:span text:style-name="T34"> </text:span><text:span text:style-name="T99">s</text:span><text:span text:style-name="T34">.</text:span><text:span text:style-name="T99">toLowerCase</text:span><text:span text:style-name="T34">()</text:span></text:p>
      <text:p text:style-name="P25"><text:span text:style-name="T34"><text:tab/></text:span><text:span text:style-name="T107">for</text:span><text:span text:style-name="T34"> (</text:span><text:span text:style-name="T103">var</text:span><text:span text:style-name="T34"> </text:span><text:span text:style-name="T99">i</text:span><text:span text:style-name="T34"> </text:span><text:span text:style-name="T107">=</text:span><text:span text:style-name="T34"> </text:span><text:span text:style-name="T109">0</text:span><text:span text:style-name="T34">, </text:span><text:span text:style-name="T99">row</text:span><text:span text:style-name="T34">; </text:span><text:span text:style-name="T99">row</text:span><text:span text:style-name="T34"> </text:span><text:span text:style-name="T107">=</text:span><text:span text:style-name="T34"> </text:span><text:span text:style-name="T99">tab</text:span><text:span text:style-name="T34">.</text:span><text:span text:style-name="T99">rows</text:span><text:span text:style-name="T34">[</text:span><text:span text:style-name="T99">i</text:span><text:span text:style-name="T34">]; </text:span><text:span text:style-name="T99">i</text:span><text:span text:style-name="T107">++</text:span><text:span text:style-name="T34">) {</text:span></text:p>
      <text:p text:style-name="P25"><text:span text:style-name="T34"><text:tab/><text:tab/></text:span><text:span text:style-name="T99">mark</text:span><text:span text:style-name="T34"> </text:span><text:span text:style-name="T107">=</text:span><text:span text:style-name="T34"> </text:span><text:span text:style-name="T109">0</text:span></text:p>
      <text:p text:style-name="P25"><text:span text:style-name="T34"><text:tab/><text:tab/></text:span><text:span text:style-name="T107">if</text:span><text:span text:style-name="T34"> (</text:span><text:span text:style-name="T99">s</text:span><text:span text:style-name="T34"> </text:span><text:span text:style-name="T107">!=</text:span><text:span text:style-name="T34"> </text:span><text:span text:style-name="T106">''</text:span><text:span text:style-name="T34">)</text:span></text:p>
      <text:p text:style-name="P25"><text:span text:style-name="T34"><text:tab/> <text:s text:c="6"/></text:span><text:span text:style-name="T107">for</text:span><text:span text:style-name="T34"> (</text:span><text:span text:style-name="T103">var</text:span><text:span text:style-name="T34"> </text:span><text:span text:style-name="T99">j</text:span><text:span text:style-name="T34"> </text:span><text:span text:style-name="T107">=</text:span><text:span text:style-name="T34"> </text:span><text:span text:style-name="T109">0</text:span><text:span text:style-name="T34">, </text:span><text:span text:style-name="T99">col</text:span><text:span text:style-name="T34">; </text:span><text:span text:style-name="T99">col</text:span><text:span text:style-name="T34"> </text:span><text:span text:style-name="T107">=</text:span><text:span text:style-name="T34"> </text:span><text:span text:style-name="T99">row</text:span><text:span text:style-name="T34">.</text:span><text:span text:style-name="T99">cells</text:span><text:span text:style-name="T34">[</text:span><text:span text:style-name="T99">j</text:span><text:span text:style-name="T34">]; </text:span><text:span text:style-name="T99">j</text:span><text:span text:style-name="T107">++</text:span><text:span text:style-name="T34">) {</text:span></text:p>
      <text:p text:style-name="P25"><text:span text:style-name="T34"><text:tab/><text:tab/> <text:s text:c="6"/></text:span><text:span text:style-name="T107">if</text:span><text:span text:style-name="T34"> (</text:span><text:span text:style-name="T99">col</text:span><text:span text:style-name="T34">.</text:span><text:span text:style-name="T99">nodeName</text:span><text:span text:style-name="T34"> </text:span><text:span text:style-name="T107">===</text:span><text:span text:style-name="T34"> </text:span><text:span text:style-name="T106">'TH'</text:span><text:span text:style-name="T34">)</text:span></text:p>
      <text:p text:style-name="P25"><text:span text:style-name="T34"><text:s text:c="19"/></text:span><text:span text:style-name="T107">break</text:span></text:p>
      <text:p text:style-name="P25"><text:span text:style-name="T34"><text:tab/> <text:s text:c="10"/></text:span><text:span text:style-name="T107">if</text:span><text:span text:style-name="T34"> (</text:span><text:span text:style-name="T99">ci</text:span><text:span text:style-name="T34"> </text:span><text:span text:style-name="T107">&amp;&amp;</text:span><text:span text:style-name="T34"> </text:span><text:span text:style-name="T99">col</text:span><text:span text:style-name="T34">.</text:span><text:span text:style-name="T99">innerHTML</text:span><text:span text:style-name="T34">.</text:span><text:span text:style-name="T99">toLowerCase</text:span><text:span text:style-name="T34">().</text:span><text:span text:style-name="T99">includes</text:span><text:span text:style-name="T34">(</text:span><text:span text:style-name="T99">s</text:span><text:span text:style-name="T34">) </text:span><text:span text:style-name="T107">||</text:span><text:span text:style-name="T34"> </text:span><text:span text:style-name="T99">col</text:span><text:span text:style-name="T34">.</text:span><text:span text:style-name="T99">innerHTML</text:span><text:span text:style-name="T34">.</text:span><text:span text:style-name="T99">includes</text:span><text:span text:style-name="T34">(</text:span><text:span text:style-name="T99">s</text:span><text:span text:style-name="T34">) ) {</text:span></text:p>
      <text:p text:style-name="P25"><text:span text:style-name="T104"><text:tab/><text:tab/> <text:s text:c="13"/>//console.log(col.innerHTML)</text:span></text:p>
      <text:p text:style-name="P25"><text:span text:style-name="T34"><text:s text:c="22"/></text:span><text:span text:style-name="T99">mark</text:span><text:span text:style-name="T34"> </text:span><text:span text:style-name="T107">=</text:span><text:span text:style-name="T34"> </text:span><text:span text:style-name="T109">0</text:span></text:p>
      <text:p text:style-name="P25"><text:span text:style-name="T34"><text:tab/><text:tab/> <text:s text:c="13"/></text:span><text:span text:style-name="T107">break</text:span></text:p>
      <text:p text:style-name="P25"><text:span text:style-name="T34"><text:tab/> <text:s text:c="10"/>} </text:span><text:span text:style-name="T107">else</text:span><text:span text:style-name="T34"> {</text:span></text:p>
      <text:p text:style-name="P25"><text:span text:style-name="T34"><text:tab/><text:tab/> <text:s text:c="9"/></text:span><text:span text:style-name="T99">mark</text:span><text:span text:style-name="T34"> </text:span><text:span text:style-name="T107">=</text:span><text:span text:style-name="T34"> </text:span><text:span text:style-name="T109">1</text:span></text:p>
      <text:p text:style-name="P25"><text:span text:style-name="T34"><text:tab/> <text:s text:c="10"/>}</text:span></text:p>
      <text:p text:style-name="P25"><text:span text:style-name="T34"><text:tab/> <text:s text:c="6"/>} <text:s/></text:span></text:p>
      <text:p text:style-name="P25"><text:span text:style-name="T34"><text:s text:c="7"/></text:span><text:span text:style-name="T107">if</text:span><text:span text:style-name="T34"> (</text:span><text:span text:style-name="T99">mark</text:span><text:span text:style-name="T34">)</text:span></text:p>
      <text:p text:style-name="P25"><text:span text:style-name="T34"><text:s text:c="11"/></text:span><text:span text:style-name="T99">row</text:span><text:span text:style-name="T34">.</text:span><text:span text:style-name="T99">style</text:span><text:span text:style-name="T34">.</text:span><text:span text:style-name="T99">display</text:span><text:span text:style-name="T34"> </text:span><text:span text:style-name="T107">=</text:span><text:span text:style-name="T34"> </text:span><text:span text:style-name="T106">'none'</text:span></text:p>
      <text:p text:style-name="P25"><text:span text:style-name="T34"><text:s text:c="7"/></text:span><text:span text:style-name="T107">else</text:span></text:p>
      <text:p text:style-name="P25"><text:span text:style-name="T34"><text:s text:c="10"/></text:span><text:span text:style-name="T99">row</text:span><text:span text:style-name="T34">.</text:span><text:span text:style-name="T99">style</text:span><text:span text:style-name="T34">.</text:span><text:span text:style-name="T99">display</text:span><text:span text:style-name="T34"> </text:span><text:span text:style-name="T107">=</text:span><text:span text:style-name="T34"> </text:span><text:span text:style-name="T106">''</text:span></text:p>
      <text:p text:style-name="P25"><text:span text:style-name="T34"><text:s text:c="4"/>}</text:span></text:p>
      <text:p text:style-name="P36"><text:span text:style-name="T34">}</text:span></text:p>
      <text:p text:style-name="P37">The function calls wsinit first. <text:span text:style-name="T102">The function uses a helper function from websocket manipulation structure to open websocket first, and if it was successful, proceed with calling <text:s/></text:span><text:span text:style-name="T100">sub_to_refresh </text:span>which subscribes to notifications. <text:span text:style-name="T110">When a notification is coming, it calls action function <text:s/></text:span><text:span text:style-name="T101">refreshList </text:span>which refreshes links list. <text:span text:style-name="T110">That’s all. Some additional code required for search functionality is out of this article discussion.</text:span></text:p>
      <text:p text:style-name="P38">Summarize websocket related work:</text:p>
      <text:list xml:id="list605243880" text:style-name="L1">
        <text:list-item>
          <text:p text:style-name="P39">A server endpoint is defined</text:p>
        </text:list-item>
        <text:list-item>
          <text:p text:style-name="P39">The endpoint gets connected to a notification services</text:p>
        </text:list-item>
        <text:list-item>
          <text:p text:style-name="P39">A browser opens a connection to the server endpoint and subscribes to notifications related to changing links</text:p>
        </text:list-item>
        <text:list-item>
          <text:p text:style-name="P39">Events related to change links gets delivered back to the browser using the websocket and JS update links list</text:p>
        </text:list-item>
      </text:list>
      <text:p text:style-name="P38">Familiarity with Reactive technology is helpful to understand the logic.</text:p>
      <text:p text:style-name="P40">Few words regarding a device implementation where links get created and modified.</text:p>
      <text:p text:style-name="P40">As for Android devices a code to connect to a sync server looks like below.</text:p>
      <text:p text:style-name="P40"/>
      <text:p text:style-name="P40"><text:span text:style-name="T112"><text:s text:c="3"/></text:span><text:span text:style-name="T115">fun </text:span><text:span text:style-name="T116">speakWhatHappened</text:span><text:span text:style-name="T113">() {</text:span><text:line-break/><text:span text:style-name="T118"> <text:s text:c="7"/></text:span><text:span text:style-name="T115">val </text:span><text:span text:style-name="T40">lines </text:span><text:span text:style-name="T113">= lines()</text:span><text:line-break/><text:span text:style-name="T113"> <text:s text:c="7"/></text:span><text:span text:style-name="T115">val </text:span><text:span text:style-name="T40">since </text:span><text:span text:style-name="T113">= </text:span><text:span text:style-name="T40">PreferenceManager</text:span><text:span text:style-name="T113">.getDefaultSharedPreferences(</text:span><text:span text:style-name="T115">this</text:span><text:span text:style-name="T113">).getLong(</text:span><text:span text:style-name="T119">"time"</text:span><text:span text:style-name="T113">, </text:span><text:span text:style-name="T120">1000</text:span><text:span text:style-name="T113">) / </text:span><text:span text:style-name="T120">1000 </text:span><text:span text:style-name="T118">// some trick to get value in seconds</text:span><text:line-break/><text:span text:style-name="T118"> <text:s text:c="7"/></text:span><text:span text:style-name="T115">val </text:span><text:span text:style-name="T40">filter </text:span><text:span text:style-name="T113">= ContentValues()</text:span><text:line-break/><text:span text:style-name="T113"> <text:s text:c="7"/></text:span><text:span text:style-name="T40">filter</text:span><text:span text:style-name="T113">.put(</text:span><text:span text:style-name="T119">"&gt;modified_on"</text:span><text:span text:style-name="T113">, </text:span><text:span text:style-name="T40">since</text:span><text:span text:style-name="T113">)</text:span><text:line-break/><text:span text:style-name="T113"> <text:s text:c="7"/></text:span><text:span text:style-name="T40">lines</text:span><text:span text:style-name="T113">.</text:span><text:span text:style-name="T121">lines </text:span><text:span text:style-name="T113">=</text:span><text:line-break/><text:span text:style-name="T113"> <text:s text:c="11"/></text:span><text:span text:style-name="T121">model</text:span><text:span text:style-name="T113">.load(</text:span><text:span text:style-name="T40">filter</text:span><text:span text:style-name="T113">, </text:span><text:span text:style-name="T40">line</text:span><text:span text:style-name="T113">::</text:span><text:span text:style-name="T115">class</text:span><text:span text:style-name="T113">.</text:span><text:span text:style-name="T122">java</text:span><text:span text:style-name="T113">, </text:span><text:span text:style-name="T115">null</text:span><text:span text:style-name="T113">, </text:span><text:span text:style-name="T119">"group_id"</text:span><text:span text:style-name="T113">, </text:span><text:span text:style-name="T119">"created_on"</text:span><text:span text:style-name="T113">)?.</text:span><text:span text:style-name="T117">toTypedArray</text:span><text:span text:style-name="T113">()</text:span><text:line-break/><text:span text:style-name="T113"> <text:s text:c="7"/></text:span><text:span text:style-name="T118">// if no changes on our side, they still can be on the server</text:span><text:line-break/><text:span text:style-name="T118"> <text:s text:c="7"/></text:span><text:span text:style-name="T115">if </text:span><text:span text:style-name="T113">(</text:span><text:span text:style-name="T40">lines</text:span><text:span text:style-name="T113">.</text:span><text:span text:style-name="T121">lines</text:span><text:span text:style-name="T113">.</text:span><text:span text:style-name="T121">size </text:span><text:span text:style-name="T113">== </text:span><text:span text:style-name="T120">0 </text:span><text:span text:style-name="T113">&amp;&amp; </text:span><text:span text:style-name="T115">false</text:span><text:span text:style-name="T113">)</text:span><text:line-break/><text:span text:style-name="T113"> <text:s text:c="11"/></text:span><text:span text:style-name="T115">return</text:span><text:line-break/><text:soft-page-break/><text:span text:style-name="T115"> <text:s text:c="7"/></text:span><text:span text:style-name="T40">lines</text:span><text:span text:style-name="T113">.</text:span><text:span text:style-name="T121">endpoint </text:span><text:span text:style-name="T113">=</text:span><text:line-break/><text:span text:style-name="T113"> <text:s text:c="11"/></text:span><text:span text:style-name="T40">PreferenceManager</text:span><text:span text:style-name="T113">.getDefaultSharedPreferences(</text:span><text:span text:style-name="T115">this</text:span><text:span text:style-name="T113">).getString(</text:span><text:span text:style-name="T119">"host"</text:span><text:span text:style-name="T113">, </text:span><text:span text:style-name="T121">server_url_base</text:span><text:span text:style-name="T113">)</text:span><text:line-break/><text:line-break/><text:span text:style-name="T113"> <text:s text:c="7"/></text:span><text:span text:style-name="T40">lines</text:span><text:span text:style-name="T113">.</text:span><text:span text:style-name="T121">modifiedSince </text:span><text:span text:style-name="T113">= Date(</text:span><text:span text:style-name="T40">since </text:span><text:span text:style-name="T113">* </text:span><text:span text:style-name="T120">1000</text:span><text:span text:style-name="T113">)</text:span><text:line-break/><text:span text:style-name="T113"> <text:s text:c="2"/></text:span><text:line-break/><text:span text:style-name="T118"> <text:s text:c="7"/></text:span><text:span text:style-name="T40">lines</text:span><text:span text:style-name="T113">.</text:span><text:span text:style-name="T121">user_agent </text:span><text:span text:style-name="T113">+= </text:span><text:span text:style-name="T119">":" </text:span><text:span text:style-name="T113">+ </text:span><text:span text:style-name="T121">android_id <text:s/></text:span><text:span text:style-name="T118">// can be app specific id, not a device</text:span><text:line-break/><text:span text:style-name="T118"> <text:s text:c="7"/></text:span><text:span text:style-name="T40">lines</text:span><text:span text:style-name="T113">.</text:span><text:span text:style-name="T121">token </text:span><text:span text:style-name="T113">= </text:span><text:span text:style-name="T40">PreferenceManager</text:span><text:span text:style-name="T113">.getDefaultSharedPreferences(</text:span><text:span text:style-name="T115">this</text:span><text:span text:style-name="T113">).getString(</text:span><text:span text:style-name="T119">"token"</text:span><text:span text:style-name="T113">, </text:span><text:span text:style-name="T115">null</text:span><text:span text:style-name="T113">)</text:span><text:line-break/><text:span text:style-name="T113"> <text:s text:c="7"/></text:span><text:span text:style-name="T115">if </text:span><text:span text:style-name="T113">(</text:span><text:span text:style-name="T40">lines</text:span><text:span text:style-name="T113">.</text:span><text:span text:style-name="T121">token</text:span><text:span text:style-name="T113">.</text:span><text:span text:style-name="T117">isNullOrBlank</text:span><text:span text:style-name="T113">())</text:span><text:line-break/><text:span text:style-name="T113"> <text:s text:c="11"/></text:span><text:span text:style-name="T40">lines</text:span><text:span text:style-name="T113">.</text:span><text:span text:style-name="T121">token </text:span><text:span text:style-name="T113">= </text:span><text:span text:style-name="T115">null</text:span><text:line-break/><text:span text:style-name="T115"> <text:s text:c="7"/>else</text:span><text:line-break/><text:span text:style-name="T115"> <text:s text:c="11"/></text:span><text:span text:style-name="T40">lines</text:span><text:span text:style-name="T113">.</text:span><text:span text:style-name="T121">token </text:span><text:span text:style-name="T113">= </text:span><text:span text:style-name="T119">"s_token " </text:span><text:span text:style-name="T113">+ </text:span><text:span text:style-name="T40">lines</text:span><text:span text:style-name="T113">.</text:span><text:span text:style-name="T121">token</text:span><text:line-break/><text:span text:style-name="T121"> <text:s text:c="7"/>model</text:span><text:span text:style-name="T113">.</text:span><text:span text:style-name="T121">web</text:span><text:span text:style-name="T113">.put(</text:span><text:span text:style-name="T40">lines</text:span><text:span text:style-name="T113">.</text:span><text:span text:style-name="T121">lines</text:span><text:span text:style-name="T113">, </text:span><text:span text:style-name="T40">lines</text:span><text:span text:style-name="T113">, </text:span><text:span text:style-name="T114">{ </text:span><text:span text:style-name="T113">ls </text:span><text:span text:style-name="T114">-&gt;</text:span><text:line-break/><text:span text:style-name="T114"> <text:s text:c="11"/></text:span><text:span text:style-name="T40">lines</text:span><text:span text:style-name="T113">.</text:span><text:span text:style-name="T121">lines </text:span><text:span text:style-name="T113">= </text:span><text:span text:style-name="T121">model</text:span><text:span text:style-name="T113">.</text:span><text:span text:style-name="T121">web</text:span><text:span text:style-name="T113">.putJSONArray(ls.</text:span><text:span text:style-name="T121">response</text:span><text:span text:style-name="T113">, line(), </text:span><text:span text:style-name="T115">true</text:span><text:span text:style-name="T113">)</text:span><text:line-break/><text:span text:style-name="T113"> <text:s text:c="11"/></text:span><text:span text:style-name="T118">// store lines back to db which were changed</text:span><text:line-break/><text:span text:style-name="T118"> <text:s text:c="11"/></text:span><text:span text:style-name="T40">lines</text:span><text:span text:style-name="T113">.</text:span><text:span text:style-name="T121">lines</text:span><text:span text:style-name="T113">.</text:span><text:span text:style-name="T117">forEach </text:span><text:span text:style-name="T114">{</text:span><text:line-break/><text:span text:style-name="T114"> <text:s text:c="15"/>it</text:span><text:span text:style-name="T113">.</text:span><text:span text:style-name="T121">global_id </text:span><text:span text:style-name="T113">= </text:span><text:span text:style-name="T114">it</text:span><text:span text:style-name="T113">.</text:span><text:span text:style-name="T121">global_id </text:span><text:span text:style-name="T113">- </text:span><text:span text:style-name="T114">it</text:span><text:span text:style-name="T113">.</text:span><text:span text:style-name="T121">id</text:span><text:line-break/><text:span text:style-name="T121"> <text:s text:c="15"/></text:span><text:span text:style-name="T114">it</text:span><text:span text:style-name="T113">.</text:span><text:span text:style-name="T121">id </text:span><text:span text:style-name="T113">= </text:span><text:span text:style-name="T114">it</text:span><text:span text:style-name="T113">.</text:span><text:span text:style-name="T121">id </text:span><text:span text:style-name="T113">+ </text:span><text:span text:style-name="T114">it</text:span><text:span text:style-name="T113">.</text:span><text:span text:style-name="T121">global_id</text:span><text:line-break/><text:span text:style-name="T121"> <text:s text:c="15"/></text:span><text:span text:style-name="T114">it</text:span><text:span text:style-name="T113">.</text:span><text:span text:style-name="T121">global_id </text:span><text:span text:style-name="T113">= -</text:span><text:span text:style-name="T114">it</text:span><text:span text:style-name="T113">.</text:span><text:span text:style-name="T121">global_id </text:span><text:span text:style-name="T113">+ </text:span><text:span text:style-name="T114">it</text:span><text:span text:style-name="T113">.</text:span><text:span text:style-name="T121">id</text:span><text:line-break/><text:span text:style-name="T121"> <text:s text:c="15"/></text:span><text:span text:style-name="T114">it</text:span><text:span text:style-name="T113">.</text:span><text:span text:style-name="T121">group_id </text:span><text:span text:style-name="T113">= </text:span><text:span text:style-name="T120">1 </text:span><text:span text:style-name="T118">// not changing, but just in case</text:span><text:line-break/><text:span text:style-name="T118"> <text:s text:c="15"/></text:span><text:span text:style-name="T114">it</text:span><text:span text:style-name="T113">.</text:span><text:span text:style-name="T121">modified_on </text:span><text:span text:style-name="T113">= Date()</text:span><text:line-break/><text:span text:style-name="T113"> <text:s text:c="15"/></text:span><text:span text:style-name="T40">Log</text:span><text:span text:style-name="T113">.d(</text:span><text:span text:style-name="T121">TAG</text:span><text:span text:style-name="T113">, </text:span><text:span text:style-name="T114">it</text:span><text:span text:style-name="T113">.</text:span><text:span text:style-name="T121">name </text:span><text:span text:style-name="T113">+ </text:span><text:span text:style-name="T119">" at " </text:span><text:span text:style-name="T113">+ </text:span><text:span text:style-name="T114">it</text:span><text:span text:style-name="T113">.</text:span><text:span text:style-name="T121">id </text:span><text:span text:style-name="T113">+ </text:span><text:span text:style-name="T119">"/" </text:span><text:span text:style-name="T113">+ </text:span><text:span text:style-name="T114">it</text:span><text:span text:style-name="T113">.</text:span><text:span text:style-name="T121">global_id</text:span><text:span text:style-name="T113">)</text:span><text:line-break/><text:span text:style-name="T113"> <text:s text:c="15"/></text:span><text:span text:style-name="T115">if </text:span><text:span text:style-name="T113">(</text:span><text:span text:style-name="T121">model</text:span><text:span text:style-name="T113">.validate(</text:span><text:span text:style-name="T114">it</text:span><text:span text:style-name="T113">))</text:span><text:line-break/><text:span text:style-name="T113"> <text:s text:c="19"/></text:span><text:span text:style-name="T121">model</text:span><text:span text:style-name="T113">.save(</text:span><text:span text:style-name="T114">it</text:span><text:span text:style-name="T113">, </text:span><text:span text:style-name="T119">"group_id"</text:span><text:span text:style-name="T113">)</text:span><text:line-break/><text:span text:style-name="T113"> <text:s text:c="11"/></text:span><text:span text:style-name="T114">}</text:span><text:line-break/><text:span text:style-name="T114"> <text:s text:c="11"/></text:span><text:span text:style-name="T40">PreferenceManager</text:span><text:span text:style-name="T113">.getDefaultSharedPreferences(</text:span><text:span text:style-name="T115">this</text:span><text:span text:style-name="T113">).edit()</text:span><text:line-break/><text:span text:style-name="T113"> <text:s text:c="15"/>.putLong(</text:span><text:span text:style-name="T119">"time"</text:span><text:span text:style-name="T113">, Date().getTime()).apply()</text:span><text:line-break/><text:span text:style-name="T113"> <text:s text:c="7"/></text:span><text:span text:style-name="T114">}</text:span><text:span text:style-name="T113">, </text:span><text:span text:style-name="T115">false</text:span><text:span text:style-name="T113">)</text:span><text:line-break/><text:span text:style-name="T113"> <text:s text:c="3"/>}</text:span></text:p>
      <text:p text:style-name="P40"/>
      <text:p text:style-name="P40">It is Kotlin code using Pertusin Java library [6]. A complete code of the application can be reviewed here [7]. iOS code isn’t more complex since based on Swift. Since I am currently between Apple computers, I can’t show the code. But as only someone donates such computer to me, a code will be published. <text:span text:style-name="T123">Here is some preview:</text:span></text:p>
      <text:p text:style-name="P40">extension String {</text:p>
      <text:p text:style-name="P40"><text:s text:c="4"/></text:p>
      <text:p text:style-name="P40"><text:s text:c="4"/>typealias WebCompletion = (WebResponse) -&gt; Void</text:p>
      <text:p text:style-name="P40"><text:s text:c="4"/></text:p>
      <text:p text:style-name="P40"><text:s text:c="4"/>/// Simply does an HTTP GET/POST/PUT/DELETE using the receiver as the</text:p>
      <text:p text:style-name="P40"><text:s text:c="4"/>/// endpoint eg 'users'. This endpoint is appended to the baseURL which</text:p>
      <text:p text:style-name="P40"><text:s text:c="4"/>/// is specified in Constants below. These should be your main entry</text:p>
      <text:p text:style-name="P40"><text:s text:c="4"/>/// point into Wattle from the rest of your app.</text:p>
      <text:p text:style-name="P40"><text:s text:c="4"/>func get(parameters: [String: String]? = nil,</text:p>
      <text:p text:style-name="P40"><text:s text:c="13"/>completion: @escaping WebCompletion) {</text:p>
      <text:p text:style-name="P40"><text:s text:c="8"/>requestWithMethod("GET",</text:p>
      <text:p text:style-name="P40"><text:s text:c="26"/>queryParameters: parameters,</text:p>
      <text:p text:style-name="P40"><text:s text:c="26"/>completion: completion)</text:p>
      <text:p text:style-name="P40"><text:s text:c="4"/>}</text:p>
      <text:p text:style-name="P40"><text:s text:c="4"/>/// Note that post's parameters are different, as they go in the body</text:p>
      <text:p text:style-name="P40"><text:s text:c="4"/>/// instead of the querystring.</text:p>
      <text:p text:style-name="P40"><text:s text:c="4"/>func post(parameters: [String:Any]? = nil, headers: [String:String]? = nil,</text:p>
      <text:p text:style-name="P40"><text:s text:c="14"/>completion: @escaping WebCompletion) {</text:p>
      <text:p text:style-name="P40"><text:s text:c="8"/>requestWithMethod("POST",</text:p>
      <text:p text:style-name="P40"><text:s text:c="26"/>bodyParameters: parameters,</text:p>
      <text:p text:style-name="P40"><text:soft-page-break/><text:s text:c="26"/>headers: headers,</text:p>
      <text:p text:style-name="P40"><text:s text:c="26"/>completion: completion)</text:p>
      <text:p text:style-name="P40"><text:s text:c="4"/>}</text:p>
      <text:p text:style-name="P40"><text:s text:c="4"/></text:p>
      <text:p text:style-name="P40"><text:s text:c="4"/>func put(json: Dictionary&lt;String,Any&gt;, headers: [String:String]? = nil,</text:p>
      <text:p text:style-name="P40"><text:s text:c="13"/>completion: @escaping WebCompletion) {</text:p>
      <text:p text:style-name="P40"><text:s text:c="8"/>requestWithMethod("PUT",</text:p>
      <text:p text:style-name="P40"><text:s text:c="26"/>bodyParameters: json,</text:p>
      <text:p text:style-name="P40"><text:s text:c="26"/>headers: headers,</text:p>
      <text:p text:style-name="P40"><text:s text:c="26"/>completion: completion)</text:p>
      <text:p text:style-name="P40"><text:s text:c="4"/>}</text:p>
      <text:p text:style-name="P40"/>
      <text:p text:style-name="P40"><text:s text:c="4"/></text:p>
      <text:p text:style-name="P40"><text:s text:c="4"/>func download(name: String, parameters: [String:String]? = nil) {</text:p>
      <text:p text:style-name="P40"><text:s text:c="8"/>let request = URLRequest.requestWithURL(url:</text:p>
      <text:p text:style-name="P40"><text:s text:c="12"/>URL(string: self, relativeTo: Constants.baseURL)!,</text:p>
      <text:p text:style-name="P40"><text:s text:c="48"/>method: "GET",</text:p>
      <text:p text:style-name="P40"><text:s text:c="48"/>queryParameters: parameters,</text:p>
      <text:p text:style-name="P40"><text:s text:c="48"/>bodyParameters: nil,</text:p>
      <text:p text:style-name="P40"><text:s text:c="48"/>headers: nil)</text:p>
      <text:p text:style-name="P40"><text:s text:c="8"/>let task = URLSession.DnlSharedSession.downloadTask(with: request)</text:p>
      <text:p text:style-name="P40"><text:s text:c="8"/>task.taskDescription = name+".png"</text:p>
      <text:p text:style-name="P40"><text:s text:c="8"/>task.resume()</text:p>
      <text:p text:style-name="P40"><text:s text:c="8"/></text:p>
      <text:p text:style-name="P40"><text:s text:c="4"/>}</text:p>
      <text:p text:style-name="P40"><text:s text:c="4"/></text:p>
      <text:p text:style-name="P40"><text:s text:c="4"/>func request(method : String = "GET", parameters: [String: String]? = nil) -&gt; URLRequest {</text:p>
      <text:p text:style-name="P40"><text:s text:c="8"/>return URLRequest.requestWithURL(url: URL(string: self, relativeTo: Constants.baseURL)!, method: method, queryParameters: parameters, bodyParameters: nil, headers:nil)</text:p>
      <text:p text:style-name="P40"><text:s text:c="4"/>}</text:p>
      <text:p text:style-name="P40"><text:s text:c="4"/></text:p>
      <text:p text:style-name="P40"><text:s text:c="4"/>/// Used to contain the common code for GET and POST and DELETE and PUT.</text:p>
      <text:p text:style-name="P40"><text:s text:c="4"/>private func requestWithMethod(_ method: String,</text:p>
      <text:p text:style-name="P40"><text:s text:c="35"/>queryParameters: [String: String]? = nil,</text:p>
      <text:p text:style-name="P40"><text:s text:c="35"/>bodyParameters: [String:Any]? = nil,</text:p>
      <text:p text:style-name="P40"><text:s text:c="35"/>headers: [String: String]? = nil,</text:p>
      <text:p text:style-name="P40"><text:s text:c="35"/>completion: @escaping WebCompletion) {</text:p>
      <text:p text:style-name="P40"><text:s text:c="8"/></text:p>
      <text:p text:style-name="P40"><text:s text:c="8"/>// Create the request, with the JSON payload or querystring if necessary.</text:p>
      <text:p text:style-name="P40"><text:s text:c="8"/>let request = URLRequest.requestWithURL(url:</text:p>
      <text:p text:style-name="P40"><text:s text:c="12"/>URL(string: self, relativeTo: Constants.baseURL)!,</text:p>
      <text:p text:style-name="P40"><text:s text:c="12"/>method: method,</text:p>
      <text:p text:style-name="P40"><text:s text:c="12"/>queryParameters: queryParameters,</text:p>
      <text:p text:style-name="P40"><text:s text:c="12"/>bodyParameters: bodyParameters,</text:p>
      <text:p text:style-name="P40"><text:s text:c="12"/>headers: headers)</text:p>
      <text:p text:style-name="P40"><text:s text:c="8"/>let task = URLSession.DnlSharedSession.dataTask(with: request) {</text:p>
      <text:p text:style-name="P40"><text:s text:c="12"/>data, response, sessionError in</text:p>
      <text:p text:style-name="P40"><text:s text:c="12"/></text:p>
      <text:p text:style-name="P40"><text:s text:c="12"/>// Check for a non-200 response, as NSURLSession doesn't consider</text:p>
      <text:p text:style-name="P40"><text:soft-page-break/><text:s text:c="12"/>// that as an error.</text:p>
      <text:p text:style-name="P40"><text:s text:c="12"/>var error = sessionError</text:p>
      <text:p text:style-name="P40"><text:s text:c="12"/>if let httpResponse = response as? HTTPURLResponse {</text:p>
      <text:p text:style-name="P40"><text:s text:c="16"/>if httpResponse.statusCode &lt; 200 || httpResponse.statusCode &gt;= 300 {</text:p>
      <text:p text:style-name="P40"><text:s text:c="20"/>let description = "HTTP response: \(httpResponse.statusCode)"</text:p>
      <text:p text:style-name="P40"><text:s text:c="20"/>error = NSError(domain: "Custom",</text:p>
      <text:p text:style-name="P40"><text:s text:c="36"/>code: 0,</text:p>
      <text:p text:style-name="P40"><text:s text:c="36"/>userInfo: [NSLocalizedDescriptionKey: description])</text:p>
      <text:p text:style-name="P40"><text:s text:c="16"/>}</text:p>
      <text:p text:style-name="P40"><text:s text:c="12"/>}</text:p>
      <text:p text:style-name="P40"><text:s text:c="12"/></text:p>
      <text:p text:style-name="P40"><text:s text:c="12"/>// Wrap up the response.</text:p>
      <text:p text:style-name="P40"><text:s text:c="12"/>let wrappedResponse = WebResponse(</text:p>
      <text:p text:style-name="P40"><text:s text:c="16"/>data: data,</text:p>
      <text:p text:style-name="P40"><text:s text:c="16"/>response: response,</text:p>
      <text:p text:style-name="P40"><text:s text:c="16"/>error: error)</text:p>
      <text:p text:style-name="P40"><text:s text:c="12"/>completion(wrappedResponse)</text:p>
      <text:p text:style-name="P40"><text:s text:c="8"/>}</text:p>
      <text:p text:style-name="P40"><text:s text:c="8"/>task.resume()</text:p>
      <text:p text:style-name="P40"><text:s text:c="4"/>}</text:p>
      <text:p text:style-name="P40"><text:s text:c="4"/></text:p>
      <text:p text:style-name="P40"/>
      <text:h text:style-name="Heading_20_2" text:outline-level="2">Security</text:h>
      <text:p text:style-name="P8"><text:span text:style-name="T42">A s</text:span><text:span text:style-name="T22">ecurity is out of consideration for this project. First it is for an illustration </text:span><text:span text:style-name="T24">purpose </text:span><text:span text:style-name="T22">only, and secondary it supposes to run behind of a firewall. However it isn’t complex to make it </text:span><text:span text:style-name="T43">a </text:span><text:span text:style-name="T22">highly secured. Sure it doesn’t use Log4j or other dangerous open source libraries. The sync server has to be switched to SSL. </text:span><text:span text:style-name="T23">A security token at least 32 bytes length has to be generated to secure a device to the server protocol. </text:span><text:span text:style-name="T24">And finally, if you want even to secure a display of links, a servlet filter can be added. </text:span><text:span text:style-name="T33">The filter should provide an access to the micro frontend </text:span>Schemainit <text:span text:style-name="T41">to an</text:span><text:span text:style-name="T33"> admin user, or better to remove the frontend implementation class at all </text:span><text:span text:style-name="T41">before a mass deployment.</text:span><text:span text:style-name="T33"> </text:span><text:span text:style-name="T24">But wait, what about websocket? </text:span><text:span text:style-name="T25">Obviously it uses SSL too, so you need to secure only a handshaking part. Since a connection is initiated by a client, it should pass </text:span><text:span text:style-name="T26">some authentication token. Ideally, the token shouldn’t be a part of a web page to avoid its skimming. A good news that websocket connection started from https request, and the request carries all already established cookies. So </text:span><text:span text:style-name="T27">a </text:span><text:span text:style-name="T26">websocket </text:span><text:span text:style-name="T27">handshaking procedure has to be customized to extract the cookies and authenticate a connection. Implementation details can be requested from the author of the article.</text:span></text:p>
      <text:p text:style-name="P1"/>
      <text:h text:style-name="Heading_20_2" text:outline-level="2">References</text:h>
      <text:p text:style-name="P1">1. Webbee to create a web app project <text:a xlink:type="simple" xlink:href="https://www.linkedin.com/pulse/spa-multi-page-web-application-dmitriy-rogatkin/" text:style-name="Internet_20_link" text:visited-style-name="Visited_20_Internet_20_Link">https://www.linkedin.com/pulse/spa-multi-page-web-application-dmitriy-rogatkin/</text:a></text:p>
      <text:p text:style-name="P3">2. 7Bee <text:a xlink:type="simple" xlink:href="https://github.com/drogatkin/7Bee" text:style-name="Internet_20_link" text:visited-style-name="Visited_20_Internet_20_Link">https://github.com/drogatkin/7Bee</text:a></text:p>
      <text:p text:style-name="P3">3. Webbee <text:a xlink:type="simple" xlink:href="https://github.com/drogatkin/Webbee" text:style-name="Internet_20_link" text:visited-style-name="Visited_20_Internet_20_Link">https://github.com/drogatkin/Webbee</text:a> and dependencies Aldan3 JDO <text:a xlink:type="simple" xlink:href="https://github.com/drogatkin/aldan3-jdo" text:style-name="Internet_20_link" text:visited-style-name="Visited_20_Internet_20_Link">https://github.com/drogatkin/aldan3-jdo</text:a> , <text:span text:style-name="T13">Aldan3 </text:span><text:a xlink:type="simple" xlink:href="https://github.com/drogatkin/aldan3" text:style-name="Internet_20_link" text:visited-style-name="Visited_20_Internet_20_Link"><text:span text:style-name="T13">https://github.com/drogatkin/aldan3</text:span></text:a></text:p>
      <text:p text:style-name="P4">4. Buzzbee <text:a xlink:type="simple" xlink:href="https://github.com/drogatkin/Buzzbee/tree/master" text:style-name="Internet_20_link" text:visited-style-name="Visited_20_Internet_20_Link">https://github.com/drogatkin/Buzzbee/tree/master</text:a></text:p>
      <text:p text:style-name="P4">5. Sharelinks <text:a xlink:type="simple" xlink:href="https://github.com/drogatkin/sharelinks" text:style-name="Internet_20_link" text:visited-style-name="Visited_20_Internet_20_Link">https://github.com/drogatkin/sharelinks</text:a></text:p>
      <text:p text:style-name="P5">6. Pertusin mobile framework https://github.com/drogatkin/pertusin</text:p>
      <text:p text:style-name="P4"><text:soft-page-break/><text:span text:style-name="T14">7</text:span>. MyLinks <text:a xlink:type="simple" xlink:href="https://github.com/drogatkin/SharableLinks/tree/master" text:style-name="Internet_20_link" text:visited-style-name="Visited_20_Internet_20_Link">https://github.com/drogatkin/SharableLinks/tree/master</text:a></text:p>
      <text:p text:style-name="P5">8. TJWS <text:a xlink:type="simple" xlink:href="https://github.com/drogatkin/TJWS2" text:style-name="Internet_20_link" text:visited-style-name="Visited_20_Internet_20_Link">https://github.com/drogatkin/TJWS2</text:a></text:p>
      <text:p text:style-name="P5"/>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8T17:01:02.805627839</meta:creation-date>
    <dc:date>2021-12-19T18:01:25.011783698</dc:date>
    <meta:editing-duration>P4DT4H19M56S</meta:editing-duration>
    <meta:editing-cycles>46</meta:editing-cycles>
    <meta:generator>LibreOffice/6.4.7.2$Linux_X86_64 LibreOffice_project/40$Build-2</meta:generator>
    <meta:document-statistic meta:table-count="0" meta:image-count="0" meta:object-count="0" meta:page-count="12" meta:paragraph-count="388" meta:word-count="2927" meta:character-count="23415" meta:non-whitespace-character-count="18707"/>
  </office:meta>
</office:document-meta>
</file>